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262388" calcext:value-type="float">
            <text:p>12262388</text:p>
          </table:table-cell>
          <table:table-cell table:formula="of:=ROUND([.B1]/[.A1])" office:value-type="float" office:value="63536" calcext:value-type="float">
            <text:p>635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422686" calcext:value-type="float">
            <text:p>7422686</text:p>
          </table:table-cell>
          <table:table-cell table:formula="of:=ROUND([.B2]/[.A2])" office:value-type="float" office:value="33137" calcext:value-type="float">
            <text:p>33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1595" calcext:value-type="float">
            <text:p>341595</text:p>
          </table:table-cell>
          <table:table-cell table:formula="of:=ROUND([.B3]/[.A3])" office:value-type="float" office:value="37955" calcext:value-type="float">
            <text:p>379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5681" calcext:value-type="float">
            <text:p>1005681</text:p>
          </table:table-cell>
          <table:table-cell table:formula="of:=ROUND([.B4]/[.A4])" office:value-type="float" office:value="77360" calcext:value-type="float">
            <text:p>77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61788" calcext:value-type="float">
            <text:p>2061788</text:p>
          </table:table-cell>
          <table:table-cell table:formula="of:=ROUND([.B5]/[.A5])" office:value-type="float" office:value="93718" calcext:value-type="float">
            <text:p>937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4296" calcext:value-type="float">
            <text:p>2404296</text:p>
          </table:table-cell>
          <table:table-cell table:formula="of:=ROUND([.B6]/[.A6])" office:value-type="float" office:value="100179" calcext:value-type="float">
            <text:p>1001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0251" calcext:value-type="float">
            <text:p>1870251</text:p>
          </table:table-cell>
          <table:table-cell table:formula="of:=ROUND([.B7]/[.A7])" office:value-type="float" office:value="66795" calcext:value-type="float">
            <text:p>667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22573" calcext:value-type="float">
            <text:p>1722573</text:p>
          </table:table-cell>
          <table:table-cell table:formula="of:=ROUND([.B8]/[.A8])" office:value-type="float" office:value="63799" calcext:value-type="float">
            <text:p>637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1781" calcext:value-type="float">
            <text:p>1351781</text:p>
          </table:table-cell>
          <table:table-cell table:formula="of:=ROUND([.B9]/[.A9])" office:value-type="float" office:value="67589" calcext:value-type="float">
            <text:p>675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2021" calcext:value-type="float">
            <text:p>962021</text:p>
          </table:table-cell>
          <table:table-cell table:formula="of:=ROUND([.B10]/[.A10])" office:value-type="float" office:value="41827" calcext:value-type="float">
            <text:p>418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3690" calcext:value-type="float">
            <text:p>1023690</text:p>
          </table:table-cell>
          <table:table-cell table:formula="of:=ROUND([.B11]/[.A11])" office:value-type="float" office:value="44508" calcext:value-type="float">
            <text:p>445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8936" calcext:value-type="float">
            <text:p>978936</text:p>
          </table:table-cell>
          <table:table-cell table:formula="of:=ROUND([.B12]/[.A12])" office:value-type="float" office:value="42562" calcext:value-type="float">
            <text:p>4256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444168" calcext:value-type="float">
            <text:p>8444168</text:p>
          </table:table-cell>
          <table:table-cell table:formula="of:=ROUND([.B13]/[.A13])" office:value-type="float" office:value="35331" calcext:value-type="float">
            <text:p>353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720657" calcext:value-type="float">
            <text:p>5720657</text:p>
          </table:table-cell>
          <table:table-cell table:formula="of:=ROUND([.B14]/[.A14])" office:value-type="float" office:value="25313" calcext:value-type="float">
            <text:p>253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29609" calcext:value-type="float">
            <text:p>2629609</text:p>
          </table:table-cell>
          <table:table-cell table:formula="of:=ROUND([.B15]/[.A15])" office:value-type="float" office:value="119528" calcext:value-type="float">
            <text:p>119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3779" calcext:value-type="float">
            <text:p>2463779</text:p>
          </table:table-cell>
          <table:table-cell table:formula="of:=ROUND([.B16]/[.A16])" office:value-type="float" office:value="107121" calcext:value-type="float">
            <text:p>1071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9944" calcext:value-type="float">
            <text:p>1049944</text:p>
          </table:table-cell>
          <table:table-cell table:formula="of:=ROUND([.B17]/[.A17])" office:value-type="float" office:value="49997" calcext:value-type="float">
            <text:p>49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3547" calcext:value-type="float">
            <text:p>583547</text:p>
          </table:table-cell>
          <table:table-cell table:formula="of:=ROUND([.B18]/[.A18])" office:value-type="float" office:value="291774" calcext:value-type="float">
            <text:p>2917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7456" calcext:value-type="float">
            <text:p>747456</text:p>
          </table:table-cell>
          <table:table-cell table:formula="of:=ROUND([.B19]/[.A19])" office:value-type="float" office:value="46716" calcext:value-type="float">
            <text:p>467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0701" calcext:value-type="float">
            <text:p>880701</text:p>
          </table:table-cell>
          <table:table-cell table:formula="of:=ROUND([.B20]/[.A20])" office:value-type="float" office:value="97856" calcext:value-type="float">
            <text:p>978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1923" calcext:value-type="float">
            <text:p>891923</text:p>
          </table:table-cell>
          <table:table-cell table:formula="of:=ROUND([.B21]/[.A21])" office:value-type="float" office:value="81084" calcext:value-type="float">
            <text:p>810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03672" calcext:value-type="float">
            <text:p>2303672</text:p>
          </table:table-cell>
          <table:table-cell table:formula="of:=ROUND([.B22]/[.A22])" office:value-type="float" office:value="63991" calcext:value-type="float">
            <text:p>639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4636" calcext:value-type="float">
            <text:p>764636</text:p>
          </table:table-cell>
          <table:table-cell table:formula="of:=ROUND([.B23]/[.A23])" office:value-type="float" office:value="21847" calcext:value-type="float">
            <text:p>218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7746" calcext:value-type="float">
            <text:p>977746</text:p>
          </table:table-cell>
          <table:table-cell table:formula="of:=ROUND([.B24]/[.A24])" office:value-type="float" office:value="28757" calcext:value-type="float">
            <text:p>2875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458375" calcext:value-type="float">
            <text:p>5458375</text:p>
          </table:table-cell>
          <table:table-cell table:formula="of:=ROUND([.B25]/[.A25])" office:value-type="float" office:value="35676" calcext:value-type="float">
            <text:p>3567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7883800" calcext:value-type="float">
            <text:p>17883800</text:p>
          </table:table-cell>
          <table:table-cell table:formula="of:=ROUND([.B26]/[.A26])" office:value-type="float" office:value="35413" calcext:value-type="float">
            <text:p>3541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4034062" calcext:value-type="float">
            <text:p>34034062</text:p>
          </table:table-cell>
          <table:table-cell table:formula="of:=ROUND([.B27]/[.A27])" office:value-type="float" office:value="26883" calcext:value-type="float">
            <text:p>2688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46905765" calcext:value-type="float">
            <text:p>46905765</text:p>
          </table:table-cell>
          <table:table-cell table:formula="of:=ROUND([.B28]/[.A28])" office:value-type="float" office:value="27318" calcext:value-type="float">
            <text:p>273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76214" calcext:value-type="float">
            <text:p>4176214</text:p>
          </table:table-cell>
          <table:table-cell table:formula="of:=ROUND([.B29]/[.A29])" office:value-type="float" office:value="174009" calcext:value-type="float">
            <text:p>174009</text:p>
          </table:table-cell>
        </table:table-row>
        <table:table-row table:style-name="ro1">
          <table:table-cell office:value-type="float" office:value="13437" calcext:value-type="float">
            <text:p>13437</text:p>
          </table:table-cell>
          <table:table-cell office:value-type="float" office:value="482065763" calcext:value-type="float">
            <text:p>482065763</text:p>
          </table:table-cell>
          <table:table-cell table:formula="of:=ROUND([.B30]/[.A30])" office:value-type="float" office:value="35876" calcext:value-type="float">
            <text:p>35876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120325058" calcext:value-type="float">
            <text:p>120325058</text:p>
          </table:table-cell>
          <table:table-cell table:formula="of:=ROUND([.B31]/[.A31])" office:value-type="float" office:value="26894" calcext:value-type="float">
            <text:p>26894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141358243" calcext:value-type="float">
            <text:p>141358243</text:p>
          </table:table-cell>
          <table:table-cell table:formula="of:=ROUND([.B32]/[.A32])" office:value-type="float" office:value="28187" calcext:value-type="float">
            <text:p>28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9636" calcext:value-type="float">
            <text:p>859636</text:p>
          </table:table-cell>
          <table:table-cell table:formula="of:=ROUND([.B33]/[.A33])" office:value-type="float" office:value="78149" calcext:value-type="float">
            <text:p>781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31877" calcext:value-type="float">
            <text:p>4031877</text:p>
          </table:table-cell>
          <table:table-cell table:formula="of:=ROUND([.B34]/[.A34])" office:value-type="float" office:value="38768" calcext:value-type="float">
            <text:p>3876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830600" calcext:value-type="float">
            <text:p>10830600</text:p>
          </table:table-cell>
          <table:table-cell table:formula="of:=ROUND([.B35]/[.A35])" office:value-type="float" office:value="31668" calcext:value-type="float">
            <text:p>316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22706" calcext:value-type="float">
            <text:p>4222706</text:p>
          </table:table-cell>
          <table:table-cell table:formula="of:=ROUND([.B36]/[.A36])" office:value-type="float" office:value="38042" calcext:value-type="float">
            <text:p>380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62005" calcext:value-type="float">
            <text:p>2662005</text:p>
          </table:table-cell>
          <table:table-cell table:formula="of:=ROUND([.B37]/[.A37])" office:value-type="float" office:value="43639" calcext:value-type="float">
            <text:p>436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68598" calcext:value-type="float">
            <text:p>1768598</text:p>
          </table:table-cell>
          <table:table-cell table:formula="of:=ROUND([.B38]/[.A38])" office:value-type="float" office:value="88430" calcext:value-type="float">
            <text:p>884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2288" calcext:value-type="float">
            <text:p>1032288</text:p>
          </table:table-cell>
          <table:table-cell table:formula="of:=ROUND([.B39]/[.A39])" office:value-type="float" office:value="46922" calcext:value-type="float">
            <text:p>469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76609" calcext:value-type="float">
            <text:p>1176609</text:p>
          </table:table-cell>
          <table:table-cell table:formula="of:=ROUND([.B40]/[.A40])" office:value-type="float" office:value="45254" calcext:value-type="float">
            <text:p>452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3523" calcext:value-type="float">
            <text:p>1103523</text:p>
          </table:table-cell>
          <table:table-cell table:formula="of:=ROUND([.B41]/[.A41])" office:value-type="float" office:value="58080" calcext:value-type="float">
            <text:p>580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7118" calcext:value-type="float">
            <text:p>1037118</text:p>
          </table:table-cell>
          <table:table-cell table:formula="of:=ROUND([.B42]/[.A42])" office:value-type="float" office:value="41485" calcext:value-type="float">
            <text:p>414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0477" calcext:value-type="float">
            <text:p>2040477</text:p>
          </table:table-cell>
          <table:table-cell table:formula="of:=ROUND([.B43]/[.A43])" office:value-type="float" office:value="26848" calcext:value-type="float">
            <text:p>268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94767" calcext:value-type="float">
            <text:p>2294767</text:p>
          </table:table-cell>
          <table:table-cell table:formula="of:=ROUND([.B44]/[.A44])" office:value-type="float" office:value="26997" calcext:value-type="float">
            <text:p>2699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945087" calcext:value-type="float">
            <text:p>23945087</text:p>
          </table:table-cell>
          <table:table-cell table:formula="of:=ROUND([.B45]/[.A45])" office:value-type="float" office:value="52282" calcext:value-type="float">
            <text:p>522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88535" calcext:value-type="float">
            <text:p>20188535</text:p>
          </table:table-cell>
          <table:table-cell table:formula="of:=ROUND([.B46]/[.A46])" office:value-type="float" office:value="44080" calcext:value-type="float">
            <text:p>440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24295" calcext:value-type="float">
            <text:p>4824295</text:p>
          </table:table-cell>
          <table:table-cell table:formula="of:=ROUND([.B47]/[.A47])" office:value-type="float" office:value="50782" calcext:value-type="float">
            <text:p>507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2596" calcext:value-type="float">
            <text:p>3002596</text:p>
          </table:table-cell>
          <table:table-cell table:formula="of:=ROUND([.B48]/[.A48])" office:value-type="float" office:value="30026" calcext:value-type="float">
            <text:p>300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80541" calcext:value-type="float">
            <text:p>5780541</text:p>
          </table:table-cell>
          <table:table-cell table:formula="of:=ROUND([.B49]/[.A49])" office:value-type="float" office:value="34614" calcext:value-type="float">
            <text:p>346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49216" calcext:value-type="float">
            <text:p>2949216</text:p>
          </table:table-cell>
          <table:table-cell table:formula="of:=ROUND([.B50]/[.A50])" office:value-type="float" office:value="49987" calcext:value-type="float">
            <text:p>499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84107" calcext:value-type="float">
            <text:p>4184107</text:p>
          </table:table-cell>
          <table:table-cell table:formula="of:=ROUND([.B51]/[.A51])" office:value-type="float" office:value="55054" calcext:value-type="float">
            <text:p>550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28365" calcext:value-type="float">
            <text:p>10128365</text:p>
          </table:table-cell>
          <table:table-cell table:formula="of:=ROUND([.B52]/[.A52])" office:value-type="float" office:value="97388" calcext:value-type="float">
            <text:p>973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74398" calcext:value-type="float">
            <text:p>5974398</text:p>
          </table:table-cell>
          <table:table-cell table:formula="of:=ROUND([.B53]/[.A53])" office:value-type="float" office:value="57446" calcext:value-type="float">
            <text:p>574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557213" calcext:value-type="float">
            <text:p>6557213</text:p>
          </table:table-cell>
          <table:table-cell table:formula="of:=ROUND([.B54]/[.A54])" office:value-type="float" office:value="60715" calcext:value-type="float">
            <text:p>607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273743" calcext:value-type="float">
            <text:p>11273743</text:p>
          </table:table-cell>
          <table:table-cell table:formula="of:=ROUND([.B55]/[.A55])" office:value-type="float" office:value="91656" calcext:value-type="float">
            <text:p>916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16433" calcext:value-type="float">
            <text:p>4516433</text:p>
          </table:table-cell>
          <table:table-cell table:formula="of:=ROUND([.B56]/[.A56])" office:value-type="float" office:value="41058" calcext:value-type="float">
            <text:p>410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213104" calcext:value-type="float">
            <text:p>6213104</text:p>
          </table:table-cell>
          <table:table-cell table:formula="of:=ROUND([.B57]/[.A57])" office:value-type="float" office:value="48922" calcext:value-type="float">
            <text:p>489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476452" calcext:value-type="float">
            <text:p>6476452</text:p>
          </table:table-cell>
          <table:table-cell table:formula="of:=ROUND([.B58]/[.A58])" office:value-type="float" office:value="49064" calcext:value-type="float">
            <text:p>49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6496" calcext:value-type="float">
            <text:p>2096496</text:p>
          </table:table-cell>
          <table:table-cell table:formula="of:=ROUND([.B59]/[.A59])" office:value-type="float" office:value="104825" calcext:value-type="float">
            <text:p>1048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75899" calcext:value-type="float">
            <text:p>1775899</text:p>
          </table:table-cell>
          <table:table-cell table:formula="of:=ROUND([.B60]/[.A60])" office:value-type="float" office:value="63425" calcext:value-type="float">
            <text:p>634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81337" calcext:value-type="float">
            <text:p>3081337</text:p>
          </table:table-cell>
          <table:table-cell table:formula="of:=ROUND([.B61]/[.A61])" office:value-type="float" office:value="110048" calcext:value-type="float">
            <text:p>11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54236" calcext:value-type="float">
            <text:p>1554236</text:p>
          </table:table-cell>
          <table:table-cell table:formula="of:=ROUND([.B62]/[.A62])" office:value-type="float" office:value="51808" calcext:value-type="float">
            <text:p>518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83823" calcext:value-type="float">
            <text:p>2283823</text:p>
          </table:table-cell>
          <table:table-cell table:formula="of:=ROUND([.B63]/[.A63])" office:value-type="float" office:value="49648" calcext:value-type="float">
            <text:p>496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74491" calcext:value-type="float">
            <text:p>3174491</text:p>
          </table:table-cell>
          <table:table-cell table:formula="of:=ROUND([.B64]/[.A64])" office:value-type="float" office:value="41770" calcext:value-type="float">
            <text:p>4177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8286940" calcext:value-type="float">
            <text:p>18286940</text:p>
          </table:table-cell>
          <table:table-cell table:formula="of:=ROUND([.B65]/[.A65])" office:value-type="float" office:value="54916" calcext:value-type="float">
            <text:p>549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03647" calcext:value-type="float">
            <text:p>10803647</text:p>
          </table:table-cell>
          <table:table-cell table:formula="of:=ROUND([.B66]/[.A66])" office:value-type="float" office:value="56861" calcext:value-type="float">
            <text:p>5686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246898" calcext:value-type="float">
            <text:p>14246898</text:p>
          </table:table-cell>
          <table:table-cell table:formula="of:=ROUND([.B67]/[.A67])" office:value-type="float" office:value="25038" calcext:value-type="float">
            <text:p>250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2839" calcext:value-type="float">
            <text:p>1172839</text:p>
          </table:table-cell>
          <table:table-cell table:formula="of:=ROUND([.B68]/[.A68])" office:value-type="float" office:value="68991" calcext:value-type="float">
            <text:p>689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8382" calcext:value-type="float">
            <text:p>1668382</text:p>
          </table:table-cell>
          <table:table-cell table:formula="of:=ROUND([.B69]/[.A69])" office:value-type="float" office:value="53819" calcext:value-type="float">
            <text:p>538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62851" calcext:value-type="float">
            <text:p>1762851</text:p>
          </table:table-cell>
          <table:table-cell table:formula="of:=ROUND([.B70]/[.A70])" office:value-type="float" office:value="22315" calcext:value-type="float">
            <text:p>223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69646" calcext:value-type="float">
            <text:p>1169646</text:p>
          </table:table-cell>
          <table:table-cell table:formula="of:=ROUND([.B71]/[.A71])" office:value-type="float" office:value="27849" calcext:value-type="float">
            <text:p>278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1809" calcext:value-type="float">
            <text:p>1011809</text:p>
          </table:table-cell>
          <table:table-cell table:formula="of:=ROUND([.B72]/[.A72])" office:value-type="float" office:value="13313" calcext:value-type="float">
            <text:p>13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37073" calcext:value-type="float">
            <text:p>1437073</text:p>
          </table:table-cell>
          <table:table-cell table:formula="of:=ROUND([.B73]/[.A73])" office:value-type="float" office:value="13557" calcext:value-type="float">
            <text:p>135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558690" calcext:value-type="float">
            <text:p>4558690</text:p>
          </table:table-cell>
          <table:table-cell table:formula="of:=ROUND([.B74]/[.A74])" office:value-type="float" office:value="21302" calcext:value-type="float">
            <text:p>213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81112" calcext:value-type="float">
            <text:p>3081112</text:p>
          </table:table-cell>
          <table:table-cell table:formula="of:=ROUND([.B75]/[.A75])" office:value-type="float" office:value="41081" calcext:value-type="float">
            <text:p>410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41402" calcext:value-type="float">
            <text:p>6041402</text:p>
          </table:table-cell>
          <table:table-cell table:formula="of:=ROUND([.B76]/[.A76])" office:value-type="float" office:value="60414" calcext:value-type="float">
            <text:p>604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02302" calcext:value-type="float">
            <text:p>4102302</text:p>
          </table:table-cell>
          <table:table-cell table:formula="of:=ROUND([.B77]/[.A77])" office:value-type="float" office:value="40219" calcext:value-type="float">
            <text:p>402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138405" calcext:value-type="float">
            <text:p>11138405</text:p>
          </table:table-cell>
          <table:table-cell table:formula="of:=ROUND([.B78]/[.A78])" office:value-type="float" office:value="38945" calcext:value-type="float">
            <text:p>389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52973" calcext:value-type="float">
            <text:p>4752973</text:p>
          </table:table-cell>
          <table:table-cell table:formula="of:=ROUND([.B79]/[.A79])" office:value-type="float" office:value="20665" calcext:value-type="float">
            <text:p>206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156220" calcext:value-type="float">
            <text:p>8156220</text:p>
          </table:table-cell>
          <table:table-cell table:formula="of:=ROUND([.B80]/[.A80])" office:value-type="float" office:value="35773" calcext:value-type="float">
            <text:p>3577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4587842" calcext:value-type="float">
            <text:p>64587842</text:p>
          </table:table-cell>
          <table:table-cell table:formula="of:=ROUND([.B81]/[.A81])" office:value-type="float" office:value="255288" calcext:value-type="float">
            <text:p>25528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047276" calcext:value-type="float">
            <text:p>27047276</text:p>
          </table:table-cell>
          <table:table-cell table:formula="of:=ROUND([.B82]/[.A82])" office:value-type="float" office:value="87816" calcext:value-type="float">
            <text:p>8781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278167" calcext:value-type="float">
            <text:p>25278167</text:p>
          </table:table-cell>
          <table:table-cell table:formula="of:=ROUND([.B83]/[.A83])" office:value-type="float" office:value="80504" calcext:value-type="float">
            <text:p>805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597722" calcext:value-type="float">
            <text:p>3597722</text:p>
          </table:table-cell>
          <table:table-cell table:formula="of:=ROUND([.B84]/[.A84])" office:value-type="float" office:value="29490" calcext:value-type="float">
            <text:p>294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36957" calcext:value-type="float">
            <text:p>1236957</text:p>
          </table:table-cell>
          <table:table-cell table:formula="of:=ROUND([.B85]/[.A85])" office:value-type="float" office:value="58903" calcext:value-type="float">
            <text:p>5890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54128847" calcext:value-type="float">
            <text:p>54128847</text:p>
          </table:table-cell>
          <table:table-cell table:formula="of:=ROUND([.B86]/[.A86])" office:value-type="float" office:value="28579" calcext:value-type="float">
            <text:p>285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87336" calcext:value-type="float">
            <text:p>5887336</text:p>
          </table:table-cell>
          <table:table-cell table:formula="of:=ROUND([.B87]/[.A87])" office:value-type="float" office:value="48656" calcext:value-type="float">
            <text:p>486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9673" calcext:value-type="float">
            <text:p>1369673</text:p>
          </table:table-cell>
          <table:table-cell table:formula="of:=ROUND([.B88]/[.A88])" office:value-type="float" office:value="28535" calcext:value-type="float">
            <text:p>285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4598" calcext:value-type="float">
            <text:p>524598</text:p>
          </table:table-cell>
          <table:table-cell table:formula="of:=ROUND([.B89]/[.A89])" office:value-type="float" office:value="18090" calcext:value-type="float">
            <text:p>1809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2548785" calcext:value-type="float">
            <text:p>22548785</text:p>
          </table:table-cell>
          <table:table-cell table:formula="of:=ROUND([.B90]/[.A90])" office:value-type="float" office:value="25829" calcext:value-type="float">
            <text:p>2582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050909" calcext:value-type="float">
            <text:p>11050909</text:p>
          </table:table-cell>
          <table:table-cell table:formula="of:=ROUND([.B91]/[.A91])" office:value-type="float" office:value="28854" calcext:value-type="float">
            <text:p>2885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3712147" calcext:value-type="float">
            <text:p>13712147</text:p>
          </table:table-cell>
          <table:table-cell table:formula="of:=ROUND([.B92]/[.A92])" office:value-type="float" office:value="31815" calcext:value-type="float">
            <text:p>318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65059" calcext:value-type="float">
            <text:p>1265059</text:p>
          </table:table-cell>
          <table:table-cell table:formula="of:=ROUND([.B93]/[.A93])" office:value-type="float" office:value="34191" calcext:value-type="float">
            <text:p>3419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503406" calcext:value-type="float">
            <text:p>11503406</text:p>
          </table:table-cell>
          <table:table-cell table:formula="of:=ROUND([.B94]/[.A94])" office:value-type="float" office:value="75186" calcext:value-type="float">
            <text:p>751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87160" calcext:value-type="float">
            <text:p>15687160</text:p>
          </table:table-cell>
          <table:table-cell table:formula="of:=ROUND([.B95]/[.A95])" office:value-type="float" office:value="60335" calcext:value-type="float">
            <text:p>6033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6881027" calcext:value-type="float">
            <text:p>26881027</text:p>
          </table:table-cell>
          <table:table-cell table:formula="of:=ROUND([.B96]/[.A96])" office:value-type="float" office:value="26854" calcext:value-type="float">
            <text:p>2685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840561" calcext:value-type="float">
            <text:p>9840561</text:p>
          </table:table-cell>
          <table:table-cell table:formula="of:=ROUND([.B97]/[.A97])"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2345408" calcext:value-type="float">
            <text:p>12345408</text:p>
          </table:table-cell>
          <table:table-cell table:formula="of:=ROUND([.B98]/[.A98])" office:value-type="float" office:value="26955" calcext:value-type="float">
            <text:p>269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872132" calcext:value-type="float">
            <text:p>5872132</text:p>
          </table:table-cell>
          <table:table-cell table:formula="of:=ROUND([.B99]/[.A99])" office:value-type="float" office:value="37165" calcext:value-type="float">
            <text:p>3716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863250" calcext:value-type="float">
            <text:p>4863250</text:p>
          </table:table-cell>
          <table:table-cell table:formula="of:=ROUND([.B100]/[.A100])" office:value-type="float" office:value="19147" calcext:value-type="float">
            <text:p>1914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979449" calcext:value-type="float">
            <text:p>9979449</text:p>
          </table:table-cell>
          <table:table-cell table:formula="of:=ROUND([.B101]/[.A101])" office:value-type="float" office:value="20661" calcext:value-type="float">
            <text:p>2066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1611087" calcext:value-type="float">
            <text:p>31611087</text:p>
          </table:table-cell>
          <table:table-cell table:formula="of:=ROUND([.B102]/[.A102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935744" calcext:value-type="float">
            <text:p>6935744</text:p>
          </table:table-cell>
          <table:table-cell table:formula="of:=ROUND([.B103]/[.A103])" office:value-type="float" office:value="45037" calcext:value-type="float">
            <text:p>4503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677760" calcext:value-type="float">
            <text:p>5677760</text:p>
          </table:table-cell>
          <table:table-cell table:formula="of:=ROUND([.B104]/[.A104])" office:value-type="float" office:value="23080" calcext:value-type="float">
            <text:p>23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0398" calcext:value-type="float">
            <text:p>1090398</text:p>
          </table:table-cell>
          <table:table-cell table:formula="of:=ROUND([.B105]/[.A105])" office:value-type="float" office:value="45433" calcext:value-type="float">
            <text:p>45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9842" calcext:value-type="float">
            <text:p>359842</text:p>
          </table:table-cell>
          <table:table-cell table:formula="of:=ROUND([.B106]/[.A106])" office:value-type="float" office:value="59974" calcext:value-type="float">
            <text:p>599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55130" calcext:value-type="float">
            <text:p>6355130</text:p>
          </table:table-cell>
          <table:table-cell table:formula="of:=ROUND([.B107]/[.A107])" office:value-type="float" office:value="87057" calcext:value-type="float">
            <text:p>870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9254" calcext:value-type="float">
            <text:p>419254</text:p>
          </table:table-cell>
          <table:table-cell table:formula="of:=ROUND([.B108]/[.A108])" office:value-type="float" office:value="46584" calcext:value-type="float">
            <text:p>465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71104" calcext:value-type="float">
            <text:p>2471104</text:p>
          </table:table-cell>
          <table:table-cell table:formula="of:=ROUND([.B109]/[.A109])" office:value-type="float" office:value="27765" calcext:value-type="float">
            <text:p>277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44695" calcext:value-type="float">
            <text:p>2644695</text:p>
          </table:table-cell>
          <table:table-cell table:formula="of:=ROUND([.B110]/[.A110])" office:value-type="float" office:value="31114" calcext:value-type="float">
            <text:p>311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65464" calcext:value-type="float">
            <text:p>4065464</text:p>
          </table:table-cell>
          <table:table-cell table:formula="of:=ROUND([.B111]/[.A111])" office:value-type="float" office:value="47829" calcext:value-type="float">
            <text:p>478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5270" calcext:value-type="float">
            <text:p>835270</text:p>
          </table:table-cell>
          <table:table-cell table:formula="of:=ROUND([.B112]/[.A112])" office:value-type="float" office:value="46404" calcext:value-type="float">
            <text:p>464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4077" calcext:value-type="float">
            <text:p>1064077</text:p>
          </table:table-cell>
          <table:table-cell table:formula="of:=ROUND([.B113]/[.A113])" office:value-type="float" office:value="59115" calcext:value-type="float">
            <text:p>591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2774" calcext:value-type="float">
            <text:p>1052774</text:p>
          </table:table-cell>
          <table:table-cell table:formula="of:=ROUND([.B114]/[.A114])" office:value-type="float" office:value="58487" calcext:value-type="float">
            <text:p>58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2290" calcext:value-type="float">
            <text:p>932290</text:p>
          </table:table-cell>
          <table:table-cell table:formula="of:=ROUND([.B115]/[.A115])" office:value-type="float" office:value="186458" calcext:value-type="float">
            <text:p>186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794" calcext:value-type="float">
            <text:p>275794</text:p>
          </table:table-cell>
          <table:table-cell table:formula="of:=ROUND([.B116]/[.A116])" office:value-type="float" office:value="68949" calcext:value-type="float">
            <text:p>689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414" calcext:value-type="float">
            <text:p>279414</text:p>
          </table:table-cell>
          <table:table-cell table:formula="of:=ROUND([.B117]/[.A117])" office:value-type="float" office:value="69854" calcext:value-type="float">
            <text:p>69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436" calcext:value-type="float">
            <text:p>290436</text:p>
          </table:table-cell>
          <table:table-cell table:formula="of:=ROUND([.B118]/[.A118])" office:value-type="float" office:value="72609" calcext:value-type="float">
            <text:p>72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7470" calcext:value-type="float">
            <text:p>1117470</text:p>
          </table:table-cell>
          <table:table-cell table:formula="of:=ROUND([.B119]/[.A119])" office:value-type="float" office:value="37249" calcext:value-type="float">
            <text:p>37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9850" calcext:value-type="float">
            <text:p>879850</text:p>
          </table:table-cell>
          <table:table-cell table:formula="of:=ROUND([.B120]/[.A120])" office:value-type="float" office:value="62846" calcext:value-type="float">
            <text:p>628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90169" calcext:value-type="float">
            <text:p>1190169</text:p>
          </table:table-cell>
          <table:table-cell table:formula="of:=ROUND([.B121]/[.A121])" office:value-type="float" office:value="85012" calcext:value-type="float">
            <text:p>85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9057" calcext:value-type="float">
            <text:p>679057</text:p>
          </table:table-cell>
          <table:table-cell table:formula="of:=ROUND([.B122]/[.A122])" office:value-type="float" office:value="48504" calcext:value-type="float">
            <text:p>48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4918" calcext:value-type="float">
            <text:p>454918</text:p>
          </table:table-cell>
          <table:table-cell table:formula="of:=ROUND([.B123]/[.A123])" office:value-type="float" office:value="151639" calcext:value-type="float">
            <text:p>1516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0270" calcext:value-type="float">
            <text:p>720270</text:p>
          </table:table-cell>
          <table:table-cell table:formula="of:=ROUND([.B124]/[.A124])" office:value-type="float" office:value="51448" calcext:value-type="float">
            <text:p>51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2012" calcext:value-type="float">
            <text:p>452012</text:p>
          </table:table-cell>
          <table:table-cell table:formula="of:=ROUND([.B125]/[.A125])" office:value-type="float" office:value="75335" calcext:value-type="float">
            <text:p>753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3115" calcext:value-type="float">
            <text:p>463115</text:p>
          </table:table-cell>
          <table:table-cell table:formula="of:=ROUND([.B126]/[.A126])" office:value-type="float" office:value="77186" calcext:value-type="float">
            <text:p>77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1894" calcext:value-type="float">
            <text:p>451894</text:p>
          </table:table-cell>
          <table:table-cell table:formula="of:=ROUND([.B127]/[.A127])" office:value-type="float" office:value="75316" calcext:value-type="float">
            <text:p>75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6057" calcext:value-type="float">
            <text:p>336057</text:p>
          </table:table-cell>
          <table:table-cell table:formula="of:=ROUND([.B128]/[.A128])" office:value-type="float" office:value="112019" calcext:value-type="float">
            <text:p>112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4060" calcext:value-type="float">
            <text:p>684060</text:p>
          </table:table-cell>
          <table:table-cell table:formula="of:=ROUND([.B129]/[.A129])" office:value-type="float" office:value="114010" calcext:value-type="float">
            <text:p>1140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765" calcext:value-type="float">
            <text:p>650765</text:p>
          </table:table-cell>
          <table:table-cell table:formula="of:=ROUND([.B130]/[.A130])" office:value-type="float" office:value="108461" calcext:value-type="float">
            <text:p>108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4149" calcext:value-type="float">
            <text:p>654149</text:p>
          </table:table-cell>
          <table:table-cell table:formula="of:=ROUND([.B131]/[.A131])" office:value-type="float" office:value="163537" calcext:value-type="float">
            <text:p>163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0779" calcext:value-type="float">
            <text:p>640779</text:p>
          </table:table-cell>
          <table:table-cell table:formula="of:=ROUND([.B132]/[.A132])" office:value-type="float" office:value="160195" calcext:value-type="float">
            <text:p>160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1758" calcext:value-type="float">
            <text:p>681758</text:p>
          </table:table-cell>
          <table:table-cell table:formula="of:=ROUND([.B133]/[.A133])" office:value-type="float" office:value="75751" calcext:value-type="float">
            <text:p>757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0605" calcext:value-type="float">
            <text:p>690605</text:p>
          </table:table-cell>
          <table:table-cell table:formula="of:=ROUND([.B134]/[.A134])" office:value-type="float" office:value="86326" calcext:value-type="float">
            <text:p>863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6981" calcext:value-type="float">
            <text:p>676981</text:p>
          </table:table-cell>
          <table:table-cell table:formula="of:=ROUND([.B135]/[.A135])" office:value-type="float" office:value="84623" calcext:value-type="float">
            <text:p>846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9669" calcext:value-type="float">
            <text:p>1449669</text:p>
          </table:table-cell>
          <table:table-cell table:formula="of:=ROUND([.B136]/[.A136])" office:value-type="float" office:value="69032" calcext:value-type="float">
            <text:p>69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4024" calcext:value-type="float">
            <text:p>414024</text:p>
          </table:table-cell>
          <table:table-cell table:formula="of:=ROUND([.B137]/[.A137])" office:value-type="float" office:value="82805" calcext:value-type="float">
            <text:p>82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7004" calcext:value-type="float">
            <text:p>377004</text:p>
          </table:table-cell>
          <table:table-cell table:formula="of:=ROUND([.B138]/[.A138])" office:value-type="float" office:value="75401" calcext:value-type="float">
            <text:p>754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6999" calcext:value-type="float">
            <text:p>436999</text:p>
          </table:table-cell>
          <table:table-cell table:formula="of:=ROUND([.B139]/[.A139])" office:value-type="float" office:value="87400" calcext:value-type="float">
            <text:p>874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81316" calcext:value-type="float">
            <text:p>2481316</text:p>
          </table:table-cell>
          <table:table-cell table:formula="of:=ROUND([.B140]/[.A140])" office:value-type="float" office:value="103388" calcext:value-type="float">
            <text:p>1033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76124" calcext:value-type="float">
            <text:p>2076124</text:p>
          </table:table-cell>
          <table:table-cell table:formula="of:=ROUND([.B141]/[.A141])" office:value-type="float" office:value="86505" calcext:value-type="float">
            <text:p>865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06069" calcext:value-type="float">
            <text:p>2106069</text:p>
          </table:table-cell>
          <table:table-cell table:formula="of:=ROUND([.B142]/[.A142])" office:value-type="float" office:value="78003" calcext:value-type="float">
            <text:p>780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6350" calcext:value-type="float">
            <text:p>2476350</text:p>
          </table:table-cell>
          <table:table-cell table:formula="of:=ROUND([.B143]/[.A143])" office:value-type="float" office:value="85391" calcext:value-type="float">
            <text:p>853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49078" calcext:value-type="float">
            <text:p>2249078</text:p>
          </table:table-cell>
          <table:table-cell table:formula="of:=ROUND([.B144]/[.A144])" office:value-type="float" office:value="29209" calcext:value-type="float">
            <text:p>292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38373" calcext:value-type="float">
            <text:p>4238373</text:p>
          </table:table-cell>
          <table:table-cell table:formula="of:=ROUND([.B145]/[.A145])" office:value-type="float" office:value="55044" calcext:value-type="float">
            <text:p>550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50415" calcext:value-type="float">
            <text:p>2250415</text:p>
          </table:table-cell>
          <table:table-cell table:formula="of:=ROUND([.B146]/[.A146])" office:value-type="float" office:value="35163" calcext:value-type="float">
            <text:p>351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35459" calcext:value-type="float">
            <text:p>1535459</text:p>
          </table:table-cell>
          <table:table-cell table:formula="of:=ROUND([.B147]/[.A147])" office:value-type="float" office:value="47983" calcext:value-type="float">
            <text:p>479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49254" calcext:value-type="float">
            <text:p>10649254</text:p>
          </table:table-cell>
          <table:table-cell table:formula="of:=ROUND([.B148]/[.A148])" office:value-type="float" office:value="66144" calcext:value-type="float">
            <text:p>661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25787" calcext:value-type="float">
            <text:p>2625787</text:p>
          </table:table-cell>
          <table:table-cell table:formula="of:=ROUND([.B149]/[.A149])" office:value-type="float" office:value="39191" calcext:value-type="float">
            <text:p>391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76365" calcext:value-type="float">
            <text:p>2976365</text:p>
          </table:table-cell>
          <table:table-cell table:formula="of:=ROUND([.B150]/[.A150])" office:value-type="float" office:value="44423" calcext:value-type="float">
            <text:p>444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98361" calcext:value-type="float">
            <text:p>5498361</text:p>
          </table:table-cell>
          <table:table-cell table:formula="of:=ROUND([.B151]/[.A151])" office:value-type="float" office:value="80858" calcext:value-type="float">
            <text:p>8085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730755" calcext:value-type="float">
            <text:p>16730755</text:p>
          </table:table-cell>
          <table:table-cell table:formula="of:=ROUND([.B152]/[.A152])" office:value-type="float" office:value="50394" calcext:value-type="float">
            <text:p>50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8584" calcext:value-type="float">
            <text:p>448584</text:p>
          </table:table-cell>
          <table:table-cell table:formula="of:=ROUND([.B153]/[.A153])" office:value-type="float" office:value="74764" calcext:value-type="float">
            <text:p>74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7179" calcext:value-type="float">
            <text:p>417179</text:p>
          </table:table-cell>
          <table:table-cell table:formula="of:=ROUND([.B154]/[.A154])" office:value-type="float" office:value="69530" calcext:value-type="float">
            <text:p>695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8729" calcext:value-type="float">
            <text:p>408729</text:p>
          </table:table-cell>
          <table:table-cell table:formula="of:=ROUND([.B155]/[.A155])" office:value-type="float" office:value="81746" calcext:value-type="float">
            <text:p>817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14677" calcext:value-type="float">
            <text:p>3014677</text:p>
          </table:table-cell>
          <table:table-cell table:formula="of:=ROUND([.B156]/[.A156])" office:value-type="float" office:value="27658" calcext:value-type="float">
            <text:p>276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75163" calcext:value-type="float">
            <text:p>1775163</text:p>
          </table:table-cell>
          <table:table-cell table:formula="of:=ROUND([.B157]/[.A157])" office:value-type="float" office:value="39448" calcext:value-type="float">
            <text:p>394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67865" calcext:value-type="float">
            <text:p>1767865</text:p>
          </table:table-cell>
          <table:table-cell table:formula="of:=ROUND([.B158]/[.A158])" office:value-type="float" office:value="39286" calcext:value-type="float">
            <text:p>392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70473" calcext:value-type="float">
            <text:p>1670473</text:p>
          </table:table-cell>
          <table:table-cell table:formula="of:=ROUND([.B159]/[.A159])" office:value-type="float" office:value="37122" calcext:value-type="float">
            <text:p>37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89493" calcext:value-type="float">
            <text:p>3289493</text:p>
          </table:table-cell>
          <table:table-cell table:formula="of:=ROUND([.B160]/[.A160])" office:value-type="float" office:value="65790" calcext:value-type="float">
            <text:p>657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7498" calcext:value-type="float">
            <text:p>437498</text:p>
          </table:table-cell>
          <table:table-cell table:formula="of:=ROUND([.B161]/[.A161])" office:value-type="float" office:value="87500" calcext:value-type="float">
            <text:p>87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3813" calcext:value-type="float">
            <text:p>403813</text:p>
          </table:table-cell>
          <table:table-cell table:formula="of:=ROUND([.B162]/[.A162])" office:value-type="float" office:value="80763" calcext:value-type="float">
            <text:p>80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4543" calcext:value-type="float">
            <text:p>414543</text:p>
          </table:table-cell>
          <table:table-cell table:formula="of:=ROUND([.B163]/[.A163])" office:value-type="float" office:value="82909" calcext:value-type="float">
            <text:p>82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702" calcext:value-type="float">
            <text:p>427702</text:p>
          </table:table-cell>
          <table:table-cell table:formula="of:=ROUND([.B164]/[.A164])" office:value-type="float" office:value="47522" calcext:value-type="float">
            <text:p>47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2896" calcext:value-type="float">
            <text:p>412896</text:p>
          </table:table-cell>
          <table:table-cell table:formula="of:=ROUND([.B165]/[.A165])" office:value-type="float" office:value="45877" calcext:value-type="float">
            <text:p>458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5953" calcext:value-type="float">
            <text:p>405953</text:p>
          </table:table-cell>
          <table:table-cell table:formula="of:=ROUND([.B166]/[.A166])" office:value-type="float" office:value="50744" calcext:value-type="float">
            <text:p>507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6337" calcext:value-type="float">
            <text:p>1276337</text:p>
          </table:table-cell>
          <table:table-cell table:formula="of:=ROUND([.B167]/[.A167])" office:value-type="float" office:value="51053" calcext:value-type="float">
            <text:p>510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7383" calcext:value-type="float">
            <text:p>937383</text:p>
          </table:table-cell>
          <table:table-cell table:formula="of:=ROUND([.B168]/[.A168])" office:value-type="float" office:value="62492" calcext:value-type="float">
            <text:p>624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5836" calcext:value-type="float">
            <text:p>895836</text:p>
          </table:table-cell>
          <table:table-cell table:formula="of:=ROUND([.B169]/[.A169])" office:value-type="float" office:value="59722" calcext:value-type="float">
            <text:p>597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6906" calcext:value-type="float">
            <text:p>936906</text:p>
          </table:table-cell>
          <table:table-cell table:formula="of:=ROUND([.B170]/[.A170])" office:value-type="float" office:value="62460" calcext:value-type="float">
            <text:p>624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125" calcext:value-type="float">
            <text:p>400125</text:p>
          </table:table-cell>
          <table:table-cell table:formula="of:=ROUND([.B171]/[.A171])" office:value-type="float" office:value="100031" calcext:value-type="float">
            <text:p>100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8893" calcext:value-type="float">
            <text:p>358893</text:p>
          </table:table-cell>
          <table:table-cell table:formula="of:=ROUND([.B172]/[.A172])" office:value-type="float" office:value="89723" calcext:value-type="float">
            <text:p>89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1279" calcext:value-type="float">
            <text:p>371279</text:p>
          </table:table-cell>
          <table:table-cell table:formula="of:=ROUND([.B173]/[.A173])" office:value-type="float" office:value="92820" calcext:value-type="float">
            <text:p>928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2648" calcext:value-type="float">
            <text:p>662648</text:p>
          </table:table-cell>
          <table:table-cell table:formula="of:=ROUND([.B174]/[.A174])" office:value-type="float" office:value="66265" calcext:value-type="float">
            <text:p>662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9588" calcext:value-type="float">
            <text:p>639588</text:p>
          </table:table-cell>
          <table:table-cell table:formula="of:=ROUND([.B175]/[.A175])" office:value-type="float" office:value="63959" calcext:value-type="float">
            <text:p>63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7998" calcext:value-type="float">
            <text:p>667998</text:p>
          </table:table-cell>
          <table:table-cell table:formula="of:=ROUND([.B176]/[.A176])" office:value-type="float" office:value="74222" calcext:value-type="float">
            <text:p>74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5343" calcext:value-type="float">
            <text:p>675343</text:p>
          </table:table-cell>
          <table:table-cell table:formula="of:=ROUND([.B177]/[.A177])" office:value-type="float" office:value="75038" calcext:value-type="float">
            <text:p>75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28092" calcext:value-type="float">
            <text:p>1228092</text:p>
          </table:table-cell>
          <table:table-cell table:formula="of:=ROUND([.B178]/[.A178])" office:value-type="float" office:value="76756" calcext:value-type="float">
            <text:p>767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1616" calcext:value-type="float">
            <text:p>961616</text:p>
          </table:table-cell>
          <table:table-cell table:formula="of:=ROUND([.B179]/[.A179])" office:value-type="float" office:value="60101" calcext:value-type="float">
            <text:p>60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8289" calcext:value-type="float">
            <text:p>908289</text:p>
          </table:table-cell>
          <table:table-cell table:formula="of:=ROUND([.B180]/[.A180])" office:value-type="float" office:value="60553" calcext:value-type="float">
            <text:p>605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865" calcext:value-type="float">
            <text:p>1048865</text:p>
          </table:table-cell>
          <table:table-cell table:formula="of:=ROUND([.B181]/[.A181])" office:value-type="float" office:value="69924" calcext:value-type="float">
            <text:p>699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08536" calcext:value-type="float">
            <text:p>2308536</text:p>
          </table:table-cell>
          <table:table-cell table:formula="of:=ROUND([.B182]/[.A182])" office:value-type="float" office:value="45265" calcext:value-type="float">
            <text:p>452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50288" calcext:value-type="float">
            <text:p>2450288</text:p>
          </table:table-cell>
          <table:table-cell table:formula="of:=ROUND([.B183]/[.A183])" office:value-type="float" office:value="46232" calcext:value-type="float">
            <text:p>462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63118" calcext:value-type="float">
            <text:p>5163118</text:p>
          </table:table-cell>
          <table:table-cell table:formula="of:=ROUND([.B184]/[.A184])" office:value-type="float" office:value="71710" calcext:value-type="float">
            <text:p>717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48730" calcext:value-type="float">
            <text:p>3548730</text:p>
          </table:table-cell>
          <table:table-cell table:formula="of:=ROUND([.B185]/[.A185])" office:value-type="float" office:value="49288" calcext:value-type="float">
            <text:p>49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5380" calcext:value-type="float">
            <text:p>425380</text:p>
          </table:table-cell>
          <table:table-cell table:formula="of:=ROUND([.B186]/[.A186])" office:value-type="float" office:value="70897" calcext:value-type="float">
            <text:p>708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1490" calcext:value-type="float">
            <text:p>451490</text:p>
          </table:table-cell>
          <table:table-cell table:formula="of:=ROUND([.B187]/[.A187])" office:value-type="float" office:value="75248" calcext:value-type="float">
            <text:p>75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1287" calcext:value-type="float">
            <text:p>461287</text:p>
          </table:table-cell>
          <table:table-cell table:formula="of:=ROUND([.B188]/[.A188])" office:value-type="float" office:value="76881" calcext:value-type="float">
            <text:p>768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2398" calcext:value-type="float">
            <text:p>532398</text:p>
          </table:table-cell>
          <table:table-cell table:formula="of:=ROUND([.B189]/[.A189])" office:value-type="float" office:value="76057" calcext:value-type="float">
            <text:p>760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5573" calcext:value-type="float">
            <text:p>915573</text:p>
          </table:table-cell>
          <table:table-cell table:formula="of:=ROUND([.B190]/[.A190])" office:value-type="float" office:value="32699" calcext:value-type="float">
            <text:p>326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06568" calcext:value-type="float">
            <text:p>1106568</text:p>
          </table:table-cell>
          <table:table-cell table:formula="of:=ROUND([.B191]/[.A191])" office:value-type="float" office:value="52694" calcext:value-type="float">
            <text:p>526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85778" calcext:value-type="float">
            <text:p>1085778</text:p>
          </table:table-cell>
          <table:table-cell table:formula="of:=ROUND([.B192]/[.A192])" office:value-type="float" office:value="51704" calcext:value-type="float">
            <text:p>51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2366" calcext:value-type="float">
            <text:p>1082366</text:p>
          </table:table-cell>
          <table:table-cell table:formula="of:=ROUND([.B193]/[.A193])" office:value-type="float" office:value="54118" calcext:value-type="float">
            <text:p>54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8014" calcext:value-type="float">
            <text:p>878014</text:p>
          </table:table-cell>
          <table:table-cell table:formula="of:=ROUND([.B194]/[.A194])"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0911" calcext:value-type="float">
            <text:p>880911</text:p>
          </table:table-cell>
          <table:table-cell table:formula="of:=ROUND([.B195]/[.A195])" office:value-type="float" office:value="38300" calcext:value-type="float">
            <text:p>383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14687" calcext:value-type="float">
            <text:p>1514687</text:p>
          </table:table-cell>
          <table:table-cell table:formula="of:=ROUND([.B196]/[.A196])" office:value-type="float" office:value="65856" calcext:value-type="float">
            <text:p>65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2016" calcext:value-type="float">
            <text:p>872016</text:p>
          </table:table-cell>
          <table:table-cell table:formula="of:=ROUND([.B197]/[.A197])" office:value-type="float" office:value="43601" calcext:value-type="float">
            <text:p>436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1824" calcext:value-type="float">
            <text:p>341824</text:p>
          </table:table-cell>
          <table:table-cell table:formula="of:=ROUND([.B198]/[.A198])" office:value-type="float" office:value="48832" calcext:value-type="float">
            <text:p>48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431" calcext:value-type="float">
            <text:p>421431</text:p>
          </table:table-cell>
          <table:table-cell table:formula="of:=ROUND([.B199]/[.A199])" office:value-type="float" office:value="52679" calcext:value-type="float">
            <text:p>52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2943" calcext:value-type="float">
            <text:p>772943</text:p>
          </table:table-cell>
          <table:table-cell table:formula="of:=ROUND([.B200]/[.A200])" office:value-type="float" office:value="96618" calcext:value-type="float">
            <text:p>96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53039" calcext:value-type="float">
            <text:p>1753039</text:p>
          </table:table-cell>
          <table:table-cell table:formula="of:=ROUND([.B201]/[.A201])" office:value-type="float" office:value="60450" calcext:value-type="float">
            <text:p>604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37452" calcext:value-type="float">
            <text:p>5937452</text:p>
          </table:table-cell>
          <table:table-cell table:formula="of:=ROUND([.B202]/[.A202])" office:value-type="float" office:value="71536" calcext:value-type="float">
            <text:p>715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80062" calcext:value-type="float">
            <text:p>4280062</text:p>
          </table:table-cell>
          <table:table-cell table:formula="of:=ROUND([.B203]/[.A203])" office:value-type="float" office:value="51567" calcext:value-type="float">
            <text:p>51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1289" calcext:value-type="float">
            <text:p>541289</text:p>
          </table:table-cell>
          <table:table-cell table:formula="of:=ROUND([.B204]/[.A204])" office:value-type="float" office:value="49208" calcext:value-type="float">
            <text:p>492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4909" calcext:value-type="float">
            <text:p>494909</text:p>
          </table:table-cell>
          <table:table-cell table:formula="of:=ROUND([.B205]/[.A205])" office:value-type="float" office:value="98982" calcext:value-type="float">
            <text:p>98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1012" calcext:value-type="float">
            <text:p>541012</text:p>
          </table:table-cell>
          <table:table-cell table:formula="of:=ROUND([.B206]/[.A206])" office:value-type="float" office:value="60112" calcext:value-type="float">
            <text:p>601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84889" calcext:value-type="float">
            <text:p>2084889</text:p>
          </table:table-cell>
          <table:table-cell table:formula="of:=ROUND([.B207]/[.A207])" office:value-type="float" office:value="38609" calcext:value-type="float">
            <text:p>386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866" calcext:value-type="float">
            <text:p>409866</text:p>
          </table:table-cell>
          <table:table-cell table:formula="of:=ROUND([.B208]/[.A208])" office:value-type="float" office:value="102467" calcext:value-type="float">
            <text:p>102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9767" calcext:value-type="float">
            <text:p>469767</text:p>
          </table:table-cell>
          <table:table-cell table:formula="of:=ROUND([.B209]/[.A209])" office:value-type="float" office:value="93953" calcext:value-type="float">
            <text:p>93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1223" calcext:value-type="float">
            <text:p>411223</text:p>
          </table:table-cell>
          <table:table-cell table:formula="of:=ROUND([.B210]/[.A210])" office:value-type="float" office:value="102806" calcext:value-type="float">
            <text:p>1028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9524" calcext:value-type="float">
            <text:p>489524</text:p>
          </table:table-cell>
          <table:table-cell table:formula="of:=ROUND([.B211]/[.A211])" office:value-type="float" office:value="81587" calcext:value-type="float">
            <text:p>815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0001" calcext:value-type="float">
            <text:p>510001</text:p>
          </table:table-cell>
          <table:table-cell table:formula="of:=ROUND([.B212]/[.A212])" office:value-type="float" office:value="85000" calcext:value-type="float">
            <text:p>85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0577" calcext:value-type="float">
            <text:p>700577</text:p>
          </table:table-cell>
          <table:table-cell table:formula="of:=ROUND([.B213]/[.A213])" office:value-type="float" office:value="63689" calcext:value-type="float">
            <text:p>63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7602" calcext:value-type="float">
            <text:p>387602</text:p>
          </table:table-cell>
          <table:table-cell table:formula="of:=ROUND([.B214]/[.A214])" office:value-type="float" office:value="38760" calcext:value-type="float">
            <text:p>387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2455" calcext:value-type="float">
            <text:p>832455</text:p>
          </table:table-cell>
          <table:table-cell table:formula="of:=ROUND([.B215]/[.A215])" office:value-type="float" office:value="118922" calcext:value-type="float">
            <text:p>1189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2029" calcext:value-type="float">
            <text:p>852029</text:p>
          </table:table-cell>
          <table:table-cell table:formula="of:=ROUND([.B216]/[.A216])" office:value-type="float" office:value="121718" calcext:value-type="float">
            <text:p>1217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8648" calcext:value-type="float">
            <text:p>1798648</text:p>
          </table:table-cell>
          <table:table-cell table:formula="of:=ROUND([.B217]/[.A217])" office:value-type="float" office:value="48612" calcext:value-type="float">
            <text:p>486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48409" calcext:value-type="float">
            <text:p>1948409</text:p>
          </table:table-cell>
          <table:table-cell table:formula="of:=ROUND([.B218]/[.A218])" office:value-type="float" office:value="49959" calcext:value-type="float">
            <text:p>499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7774" calcext:value-type="float">
            <text:p>1867774</text:p>
          </table:table-cell>
          <table:table-cell table:formula="of:=ROUND([.B219]/[.A219])" office:value-type="float" office:value="60251" calcext:value-type="float">
            <text:p>602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9923" calcext:value-type="float">
            <text:p>429923</text:p>
          </table:table-cell>
          <table:table-cell table:formula="of:=ROUND([.B220]/[.A220])" office:value-type="float" office:value="61418" calcext:value-type="float">
            <text:p>61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9637" calcext:value-type="float">
            <text:p>459637</text:p>
          </table:table-cell>
          <table:table-cell table:formula="of:=ROUND([.B221]/[.A221])" office:value-type="float" office:value="229819" calcext:value-type="float">
            <text:p>229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8516" calcext:value-type="float">
            <text:p>498516</text:p>
          </table:table-cell>
          <table:table-cell table:formula="of:=ROUND([.B222]/[.A222])" office:value-type="float" office:value="249258" calcext:value-type="float">
            <text:p>2492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59666" calcext:value-type="float">
            <text:p>1359666</text:p>
          </table:table-cell>
          <table:table-cell table:formula="of:=ROUND([.B223]/[.A223])" office:value-type="float" office:value="41202" calcext:value-type="float">
            <text:p>41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7229" calcext:value-type="float">
            <text:p>337229</text:p>
          </table:table-cell>
          <table:table-cell table:formula="of:=ROUND([.B224]/[.A224])" office:value-type="float" office:value="84307" calcext:value-type="float">
            <text:p>84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8494" calcext:value-type="float">
            <text:p>308494</text:p>
          </table:table-cell>
          <table:table-cell table:formula="of:=ROUND([.B225]/[.A225])" office:value-type="float" office:value="77124" calcext:value-type="float">
            <text:p>77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5103" calcext:value-type="float">
            <text:p>315103</text:p>
          </table:table-cell>
          <table:table-cell table:formula="of:=ROUND([.B226]/[.A226])" office:value-type="float" office:value="105034" calcext:value-type="float">
            <text:p>105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6369" calcext:value-type="float">
            <text:p>306369</text:p>
          </table:table-cell>
          <table:table-cell table:formula="of:=ROUND([.B227]/[.A227])" office:value-type="float" office:value="61274" calcext:value-type="float">
            <text:p>612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234" calcext:value-type="float">
            <text:p>421234</text:p>
          </table:table-cell>
          <table:table-cell table:formula="of:=ROUND([.B228]/[.A228])" office:value-type="float" office:value="46804" calcext:value-type="float">
            <text:p>46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5785" calcext:value-type="float">
            <text:p>535785</text:p>
          </table:table-cell>
          <table:table-cell table:formula="of:=ROUND([.B229]/[.A229])" office:value-type="float" office:value="178595" calcext:value-type="float">
            <text:p>178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5367" calcext:value-type="float">
            <text:p>565367</text:p>
          </table:table-cell>
          <table:table-cell table:formula="of:=ROUND([.B230]/[.A230])" office:value-type="float" office:value="188456" calcext:value-type="float">
            <text:p>188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4110" calcext:value-type="float">
            <text:p>664110</text:p>
          </table:table-cell>
          <table:table-cell table:formula="of:=ROUND([.B231]/[.A231])" office:value-type="float" office:value="44274" calcext:value-type="float">
            <text:p>442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63893" calcext:value-type="float">
            <text:p>2463893</text:p>
          </table:table-cell>
          <table:table-cell table:formula="of:=ROUND([.B232]/[.A232])" office:value-type="float" office:value="30799" calcext:value-type="float">
            <text:p>307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1404" calcext:value-type="float">
            <text:p>751404</text:p>
          </table:table-cell>
          <table:table-cell table:formula="of:=ROUND([.B233]/[.A233])" office:value-type="float" office:value="39548" calcext:value-type="float">
            <text:p>39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82932" calcext:value-type="float">
            <text:p>1382932</text:p>
          </table:table-cell>
          <table:table-cell table:formula="of:=ROUND([.B234]/[.A234])" office:value-type="float" office:value="72786" calcext:value-type="float">
            <text:p>727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2476" calcext:value-type="float">
            <text:p>1272476</text:p>
          </table:table-cell>
          <table:table-cell table:formula="of:=ROUND([.B235]/[.A235])" office:value-type="float" office:value="31036" calcext:value-type="float">
            <text:p>31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14961" calcext:value-type="float">
            <text:p>1414961</text:p>
          </table:table-cell>
          <table:table-cell table:formula="of:=ROUND([.B236]/[.A236])" office:value-type="float" office:value="36281" calcext:value-type="float">
            <text:p>362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25249" calcext:value-type="float">
            <text:p>1425249</text:p>
          </table:table-cell>
          <table:table-cell table:formula="of:=ROUND([.B237]/[.A237])" office:value-type="float" office:value="34762" calcext:value-type="float">
            <text:p>347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3287" calcext:value-type="float">
            <text:p>1983287</text:p>
          </table:table-cell>
          <table:table-cell table:formula="of:=ROUND([.B238]/[.A238])" office:value-type="float" office:value="110183" calcext:value-type="float">
            <text:p>110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7319" calcext:value-type="float">
            <text:p>1337319</text:p>
          </table:table-cell>
          <table:table-cell table:formula="of:=ROUND([.B239]/[.A239])" office:value-type="float" office:value="70385" calcext:value-type="float">
            <text:p>70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7286" calcext:value-type="float">
            <text:p>1377286</text:p>
          </table:table-cell>
          <table:table-cell table:formula="of:=ROUND([.B240]/[.A240])" office:value-type="float" office:value="76516" calcext:value-type="float">
            <text:p>765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1325" calcext:value-type="float">
            <text:p>1051325</text:p>
          </table:table-cell>
          <table:table-cell table:formula="of:=ROUND([.B241]/[.A241])" office:value-type="float" office:value="70088" calcext:value-type="float">
            <text:p>70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9567" calcext:value-type="float">
            <text:p>679567</text:p>
          </table:table-cell>
          <table:table-cell table:formula="of:=ROUND([.B242]/[.A242])" office:value-type="float" office:value="75507" calcext:value-type="float">
            <text:p>75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7213" calcext:value-type="float">
            <text:p>427213</text:p>
          </table:table-cell>
          <table:table-cell table:formula="of:=ROUND([.B243]/[.A243])" office:value-type="float" office:value="42721" calcext:value-type="float">
            <text:p>42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363" calcext:value-type="float">
            <text:p>268363</text:p>
          </table:table-cell>
          <table:table-cell table:formula="of:=ROUND([.B244]/[.A244])" office:value-type="float" office:value="134182" calcext:value-type="float">
            <text:p>134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7229" calcext:value-type="float">
            <text:p>967229</text:p>
          </table:table-cell>
          <table:table-cell table:formula="of:=ROUND([.B245]/[.A245])" office:value-type="float" office:value="32241" calcext:value-type="float">
            <text:p>322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11923" calcext:value-type="float">
            <text:p>3111923</text:p>
          </table:table-cell>
          <table:table-cell table:formula="of:=ROUND([.B246]/[.A246])" office:value-type="float" office:value="43221" calcext:value-type="float">
            <text:p>432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67105" calcext:value-type="float">
            <text:p>3067105</text:p>
          </table:table-cell>
          <table:table-cell table:formula="of:=ROUND([.B247]/[.A247])" office:value-type="float" office:value="42599" calcext:value-type="float">
            <text:p>425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55407" calcext:value-type="float">
            <text:p>3055407</text:p>
          </table:table-cell>
          <table:table-cell table:formula="of:=ROUND([.B248]/[.A248])" office:value-type="float" office:value="42436" calcext:value-type="float">
            <text:p>424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49953" calcext:value-type="float">
            <text:p>6549953</text:p>
          </table:table-cell>
          <table:table-cell table:formula="of:=ROUND([.B249]/[.A249])" office:value-type="float" office:value="85064" calcext:value-type="float">
            <text:p>850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82395" calcext:value-type="float">
            <text:p>8382395</text:p>
          </table:table-cell>
          <table:table-cell table:formula="of:=ROUND([.B250]/[.A250])" office:value-type="float" office:value="74180" calcext:value-type="float">
            <text:p>7418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5203" calcext:value-type="float">
            <text:p>10005203</text:p>
          </table:table-cell>
          <table:table-cell table:formula="of:=ROUND([.B251]/[.A251])" office:value-type="float" office:value="88542" calcext:value-type="float">
            <text:p>885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17029" calcext:value-type="float">
            <text:p>4517029</text:p>
          </table:table-cell>
          <table:table-cell table:formula="of:=ROUND([.B252]/[.A252])" office:value-type="float" office:value="57911" calcext:value-type="float">
            <text:p>579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26439" calcext:value-type="float">
            <text:p>5926439</text:p>
          </table:table-cell>
          <table:table-cell table:formula="of:=ROUND([.B253]/[.A253])" office:value-type="float" office:value="69723" calcext:value-type="float">
            <text:p>697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505756" calcext:value-type="float">
            <text:p>10505756</text:p>
          </table:table-cell>
          <table:table-cell table:formula="of:=ROUND([.B254]/[.A254])" office:value-type="float" office:value="43774" calcext:value-type="float">
            <text:p>437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29784" calcext:value-type="float">
            <text:p>1729784</text:p>
          </table:table-cell>
          <table:table-cell table:formula="of:=ROUND([.B255]/[.A255])" office:value-type="float" office:value="91041" calcext:value-type="float">
            <text:p>91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41128" calcext:value-type="float">
            <text:p>2541128</text:p>
          </table:table-cell>
          <table:table-cell table:formula="of:=ROUND([.B256]/[.A256])" office:value-type="float" office:value="115506" calcext:value-type="float">
            <text:p>1155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035494" calcext:value-type="float">
            <text:p>7035494</text:p>
          </table:table-cell>
          <table:table-cell table:formula="of:=ROUND([.B257]/[.A257])" office:value-type="float" office:value="61715" calcext:value-type="float">
            <text:p>617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8274" calcext:value-type="float">
            <text:p>1068274</text:p>
          </table:table-cell>
          <table:table-cell table:formula="of:=ROUND([.B258]/[.A258])" office:value-type="float" office:value="76305" calcext:value-type="float">
            <text:p>763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0866" calcext:value-type="float">
            <text:p>1140866</text:p>
          </table:table-cell>
          <table:table-cell table:formula="of:=ROUND([.B259]/[.A259])" office:value-type="float" office:value="31691" calcext:value-type="float">
            <text:p>316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6403" calcext:value-type="float">
            <text:p>1306403</text:p>
          </table:table-cell>
          <table:table-cell table:formula="of:=ROUND([.B260]/[.A260])" office:value-type="float" office:value="31863" calcext:value-type="float">
            <text:p>318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48666" calcext:value-type="float">
            <text:p>1348666</text:p>
          </table:table-cell>
          <table:table-cell table:formula="of:=ROUND([.B261]/[.A261])" office:value-type="float" office:value="32894" calcext:value-type="float">
            <text:p>328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65498" calcext:value-type="float">
            <text:p>1365498</text:p>
          </table:table-cell>
          <table:table-cell table:formula="of:=ROUND([.B262]/[.A262])" office:value-type="float" office:value="35013" calcext:value-type="float">
            <text:p>35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51791" calcext:value-type="float">
            <text:p>6451791</text:p>
          </table:table-cell>
          <table:table-cell table:formula="of:=ROUND([.B263]/[.A263])" office:value-type="float" office:value="43012" calcext:value-type="float">
            <text:p>430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06776" calcext:value-type="float">
            <text:p>2306776</text:p>
          </table:table-cell>
          <table:table-cell table:formula="of:=ROUND([.B264]/[.A264])" office:value-type="float" office:value="18454" calcext:value-type="float">
            <text:p>184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43959" calcext:value-type="float">
            <text:p>2343959</text:p>
          </table:table-cell>
          <table:table-cell table:formula="of:=ROUND([.B265]/[.A265])" office:value-type="float" office:value="34984" calcext:value-type="float">
            <text:p>349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638147" calcext:value-type="float">
            <text:p>10638147</text:p>
          </table:table-cell>
          <table:table-cell table:formula="of:=ROUND([.B266]/[.A266])" office:value-type="float" office:value="56888" calcext:value-type="float">
            <text:p>568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156761" calcext:value-type="float">
            <text:p>11156761</text:p>
          </table:table-cell>
          <table:table-cell table:formula="of:=ROUND([.B267]/[.A267])" office:value-type="float" office:value="45353" calcext:value-type="float">
            <text:p>453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100295" calcext:value-type="float">
            <text:p>9100295</text:p>
          </table:table-cell>
          <table:table-cell table:formula="of:=ROUND([.B268]/[.A268])" office:value-type="float" office:value="33705" calcext:value-type="float">
            <text:p>337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10581" calcext:value-type="float">
            <text:p>2510581</text:p>
          </table:table-cell>
          <table:table-cell table:formula="of:=ROUND([.B269]/[.A269])" office:value-type="float" office:value="22823" calcext:value-type="float">
            <text:p>228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075570" calcext:value-type="float">
            <text:p>12075570</text:p>
          </table:table-cell>
          <table:table-cell table:formula="of:=ROUND([.B270]/[.A270])" office:value-type="float" office:value="76428" calcext:value-type="float">
            <text:p>764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5148" calcext:value-type="float">
            <text:p>1145148</text:p>
          </table:table-cell>
          <table:table-cell table:formula="of:=ROUND([.B271]/[.A271])" office:value-type="float" office:value="52052" calcext:value-type="float">
            <text:p>52052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345271283" calcext:value-type="float">
            <text:p>345271283</text:p>
          </table:table-cell>
          <table:table-cell table:formula="of:=ROUND([.B272]/[.A272])" office:value-type="float" office:value="93671" calcext:value-type="float">
            <text:p>93671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218584945" calcext:value-type="float">
            <text:p>218584945</text:p>
          </table:table-cell>
          <table:table-cell table:formula="of:=ROUND([.B273]/[.A273])" office:value-type="float" office:value="64997" calcext:value-type="float">
            <text:p>649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1233" calcext:value-type="float">
            <text:p>1331233</text:p>
          </table:table-cell>
          <table:table-cell table:formula="of:=ROUND([.B274]/[.A274])" office:value-type="float" office:value="83202" calcext:value-type="float">
            <text:p>832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84227" calcext:value-type="float">
            <text:p>2684227</text:p>
          </table:table-cell>
          <table:table-cell table:formula="of:=ROUND([.B275]/[.A275])" office:value-type="float" office:value="46280" calcext:value-type="float">
            <text:p>462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74859" calcext:value-type="float">
            <text:p>4674859</text:p>
          </table:table-cell>
          <table:table-cell table:formula="of:=ROUND([.B276]/[.A276])" office:value-type="float" office:value="74204" calcext:value-type="float">
            <text:p>742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51242" calcext:value-type="float">
            <text:p>2451242</text:p>
          </table:table-cell>
          <table:table-cell table:formula="of:=ROUND([.B277]/[.A277])" office:value-type="float" office:value="28175" calcext:value-type="float">
            <text:p>281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903796" calcext:value-type="float">
            <text:p>3903796</text:p>
          </table:table-cell>
          <table:table-cell table:formula="of:=ROUND([.B278]/[.A278])" office:value-type="float" office:value="36484" calcext:value-type="float">
            <text:p>364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45421" calcext:value-type="float">
            <text:p>4745421</text:p>
          </table:table-cell>
          <table:table-cell table:formula="of:=ROUND([.B279]/[.A279])" office:value-type="float" office:value="43536" calcext:value-type="float">
            <text:p>435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17310" calcext:value-type="float">
            <text:p>3317310</text:p>
          </table:table-cell>
          <table:table-cell table:formula="of:=ROUND([.B280]/[.A280])" office:value-type="float" office:value="29619" calcext:value-type="float">
            <text:p>296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25892" calcext:value-type="float">
            <text:p>4025892</text:p>
          </table:table-cell>
          <table:table-cell table:formula="of:=ROUND([.B281]/[.A281])" office:value-type="float" office:value="35945" calcext:value-type="float">
            <text:p>359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7641" calcext:value-type="float">
            <text:p>1447641</text:p>
          </table:table-cell>
          <table:table-cell table:formula="of:=ROUND([.B282]/[.A282])" office:value-type="float" office:value="40212" calcext:value-type="float">
            <text:p>402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66833" calcext:value-type="float">
            <text:p>1466833</text:p>
          </table:table-cell>
          <table:table-cell table:formula="of:=ROUND([.B283]/[.A283])" office:value-type="float" office:value="40745" calcext:value-type="float">
            <text:p>407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3642" calcext:value-type="float">
            <text:p>883642</text:p>
          </table:table-cell>
          <table:table-cell table:formula="of:=ROUND([.B284]/[.A284])" office:value-type="float" office:value="55228" calcext:value-type="float">
            <text:p>55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0520" calcext:value-type="float">
            <text:p>740520</text:p>
          </table:table-cell>
          <table:table-cell table:formula="of:=ROUND([.B285]/[.A285])" office:value-type="float" office:value="46283" calcext:value-type="float">
            <text:p>462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8623" calcext:value-type="float">
            <text:p>1198623</text:p>
          </table:table-cell>
          <table:table-cell table:formula="of:=ROUND([.B286]/[.A286])" office:value-type="float" office:value="59931" calcext:value-type="float">
            <text:p>599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2031" calcext:value-type="float">
            <text:p>912031</text:p>
          </table:table-cell>
          <table:table-cell table:formula="of:=ROUND([.B287]/[.A287])" office:value-type="float" office:value="152005" calcext:value-type="float">
            <text:p>152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1068" calcext:value-type="float">
            <text:p>731068</text:p>
          </table:table-cell>
          <table:table-cell table:formula="of:=ROUND([.B288]/[.A288])" office:value-type="float" office:value="365534" calcext:value-type="float">
            <text:p>365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8676" calcext:value-type="float">
            <text:p>818676</text:p>
          </table:table-cell>
          <table:table-cell table:formula="of:=ROUND([.B289]/[.A289])" office:value-type="float" office:value="163735" calcext:value-type="float">
            <text:p>1637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4141" calcext:value-type="float">
            <text:p>414141</text:p>
          </table:table-cell>
          <table:table-cell table:formula="of:=ROUND([.B290]/[.A290])" office:value-type="float" office:value="103535" calcext:value-type="float">
            <text:p>103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8220" calcext:value-type="float">
            <text:p>328220</text:p>
          </table:table-cell>
          <table:table-cell table:formula="of:=ROUND([.B291]/[.A291])" office:value-type="float" office:value="109407" calcext:value-type="float">
            <text:p>109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9630" calcext:value-type="float">
            <text:p>249630</text:p>
          </table:table-cell>
          <table:table-cell table:formula="of:=ROUND([.B292]/[.A292])" office:value-type="float" office:value="83210" calcext:value-type="float">
            <text:p>832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203" calcext:value-type="float">
            <text:p>247203</text:p>
          </table:table-cell>
          <table:table-cell table:formula="of:=ROUND([.B293]/[.A293])" office:value-type="float" office:value="82401" calcext:value-type="float">
            <text:p>824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325783" calcext:value-type="float">
            <text:p>9325783</text:p>
          </table:table-cell>
          <table:table-cell table:formula="of:=ROUND([.B294]/[.A294])" office:value-type="float" office:value="43990" calcext:value-type="float">
            <text:p>439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675639" calcext:value-type="float">
            <text:p>4675639</text:p>
          </table:table-cell>
          <table:table-cell table:formula="of:=ROUND([.B295]/[.A295])" office:value-type="float" office:value="26718" calcext:value-type="float">
            <text:p>267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693751" calcext:value-type="float">
            <text:p>6693751</text:p>
          </table:table-cell>
          <table:table-cell table:formula="of:=ROUND([.B296]/[.A296])" office:value-type="float" office:value="36182" calcext:value-type="float">
            <text:p>36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3333" calcext:value-type="float">
            <text:p>343333</text:p>
          </table:table-cell>
          <table:table-cell table:formula="of:=ROUND([.B297]/[.A297])" office:value-type="float" office:value="26410" calcext:value-type="float">
            <text:p>264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2399" calcext:value-type="float">
            <text:p>472399</text:p>
          </table:table-cell>
          <table:table-cell table:formula="of:=ROUND([.B298]/[.A298])" office:value-type="float" office:value="78733" calcext:value-type="float">
            <text:p>787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484" calcext:value-type="float">
            <text:p>796484</text:p>
          </table:table-cell>
          <table:table-cell table:formula="of:=ROUND([.B299]/[.A299])" office:value-type="float" office:value="72408" calcext:value-type="float">
            <text:p>724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4446" calcext:value-type="float">
            <text:p>964446</text:p>
          </table:table-cell>
          <table:table-cell table:formula="of:=ROUND([.B300]/[.A300])" office:value-type="float" office:value="87677" calcext:value-type="float">
            <text:p>876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9317" calcext:value-type="float">
            <text:p>959317</text:p>
          </table:table-cell>
          <table:table-cell table:formula="of:=ROUND([.B301]/[.A301])" office:value-type="float" office:value="23983" calcext:value-type="float">
            <text:p>239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74648" calcext:value-type="float">
            <text:p>1374648</text:p>
          </table:table-cell>
          <table:table-cell table:formula="of:=ROUND([.B302]/[.A302])" office:value-type="float" office:value="31242" calcext:value-type="float">
            <text:p>312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76518" calcext:value-type="float">
            <text:p>1176518</text:p>
          </table:table-cell>
          <table:table-cell table:formula="of:=ROUND([.B303]/[.A303])" office:value-type="float" office:value="26739" calcext:value-type="float">
            <text:p>267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70637" calcext:value-type="float">
            <text:p>1070637</text:p>
          </table:table-cell>
          <table:table-cell table:formula="of:=ROUND([.B304]/[.A304])" office:value-type="float" office:value="24333" calcext:value-type="float">
            <text:p>24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2826" calcext:value-type="float">
            <text:p>312826</text:p>
          </table:table-cell>
          <table:table-cell table:formula="of:=ROUND([.B305]/[.A305])" office:value-type="float" office:value="28439" calcext:value-type="float">
            <text:p>284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46954" calcext:value-type="float">
            <text:p>1146954</text:p>
          </table:table-cell>
          <table:table-cell table:formula="of:=ROUND([.B306]/[.A306])" office:value-type="float" office:value="27308" calcext:value-type="float">
            <text:p>273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38685" calcext:value-type="float">
            <text:p>1738685</text:p>
          </table:table-cell>
          <table:table-cell table:formula="of:=ROUND([.B307]/[.A307])" office:value-type="float" office:value="41397" calcext:value-type="float">
            <text:p>413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8608" calcext:value-type="float">
            <text:p>1368608</text:p>
          </table:table-cell>
          <table:table-cell table:formula="of:=ROUND([.B308]/[.A308])" office:value-type="float" office:value="31828" calcext:value-type="float">
            <text:p>318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28750" calcext:value-type="float">
            <text:p>1628750</text:p>
          </table:table-cell>
          <table:table-cell table:formula="of:=ROUND([.B309]/[.A309])" office:value-type="float" office:value="37878" calcext:value-type="float">
            <text:p>378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96773" calcext:value-type="float">
            <text:p>3396773</text:p>
          </table:table-cell>
          <table:table-cell table:formula="of:=ROUND([.B310]/[.A310])" office:value-type="float" office:value="35018" calcext:value-type="float">
            <text:p>35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69382" calcext:value-type="float">
            <text:p>4169382</text:p>
          </table:table-cell>
          <table:table-cell table:formula="of:=ROUND([.B311]/[.A311])" office:value-type="float" office:value="29362" calcext:value-type="float">
            <text:p>293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933660" calcext:value-type="float">
            <text:p>3933660</text:p>
          </table:table-cell>
          <table:table-cell table:formula="of:=ROUND([.B312]/[.A312])" office:value-type="float" office:value="30974" calcext:value-type="float">
            <text:p>309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59520" calcext:value-type="float">
            <text:p>3659520</text:p>
          </table:table-cell>
          <table:table-cell table:formula="of:=ROUND([.B313]/[.A313])" office:value-type="float" office:value="38521" calcext:value-type="float">
            <text:p>385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57560" calcext:value-type="float">
            <text:p>3657560</text:p>
          </table:table-cell>
          <table:table-cell table:formula="of:=ROUND([.B314]/[.A314])" office:value-type="float" office:value="35858" calcext:value-type="float">
            <text:p>358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898419" calcext:value-type="float">
            <text:p>6898419</text:p>
          </table:table-cell>
          <table:table-cell table:formula="of:=ROUND([.B315]/[.A315])" office:value-type="float" office:value="66975" calcext:value-type="float">
            <text:p>669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34406" calcext:value-type="float">
            <text:p>3834406</text:p>
          </table:table-cell>
          <table:table-cell table:formula="of:=ROUND([.B316]/[.A316])" office:value-type="float" office:value="36869" calcext:value-type="float">
            <text:p>368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29417" calcext:value-type="float">
            <text:p>3729417</text:p>
          </table:table-cell>
          <table:table-cell table:formula="of:=ROUND([.B317]/[.A317])" office:value-type="float" office:value="35860" calcext:value-type="float">
            <text:p>358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947304" calcext:value-type="float">
            <text:p>3947304</text:p>
          </table:table-cell>
          <table:table-cell table:formula="of:=ROUND([.B318]/[.A318])" office:value-type="float" office:value="37955" calcext:value-type="float">
            <text:p>379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94854" calcext:value-type="float">
            <text:p>4694854</text:p>
          </table:table-cell>
          <table:table-cell table:formula="of:=ROUND([.B319]/[.A319])" office:value-type="float" office:value="46484" calcext:value-type="float">
            <text:p>464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40573" calcext:value-type="float">
            <text:p>5840573</text:p>
          </table:table-cell>
          <table:table-cell table:formula="of:=ROUND([.B320]/[.A320])" office:value-type="float" office:value="57261" calcext:value-type="float">
            <text:p>572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96426" calcext:value-type="float">
            <text:p>3596426</text:p>
          </table:table-cell>
          <table:table-cell table:formula="of:=ROUND([.B321]/[.A321])" office:value-type="float" office:value="36328" calcext:value-type="float">
            <text:p>36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9607" calcext:value-type="float">
            <text:p>869607</text:p>
          </table:table-cell>
          <table:table-cell table:formula="of:=ROUND([.B322]/[.A322])" office:value-type="float" office:value="173921" calcext:value-type="float">
            <text:p>1739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9574" calcext:value-type="float">
            <text:p>969574</text:p>
          </table:table-cell>
          <table:table-cell table:formula="of:=ROUND([.B323]/[.A323])" office:value-type="float" office:value="193915" calcext:value-type="float">
            <text:p>1939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91219" calcext:value-type="float">
            <text:p>3791219</text:p>
          </table:table-cell>
          <table:table-cell table:formula="of:=ROUND([.B324]/[.A324])" office:value-type="float" office:value="40766" calcext:value-type="float">
            <text:p>40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3904" calcext:value-type="float">
            <text:p>1033904</text:p>
          </table:table-cell>
          <table:table-cell table:formula="of:=ROUND([.B325]/[.A325])" office:value-type="float" office:value="93991" calcext:value-type="float">
            <text:p>939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68452" calcext:value-type="float">
            <text:p>1968452</text:p>
          </table:table-cell>
          <table:table-cell table:formula="of:=ROUND([.B326]/[.A326])" office:value-type="float" office:value="41882" calcext:value-type="float">
            <text:p>418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87820" calcext:value-type="float">
            <text:p>2387820</text:p>
          </table:table-cell>
          <table:table-cell table:formula="of:=ROUND([.B327]/[.A327])" office:value-type="float" office:value="44219" calcext:value-type="float">
            <text:p>442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97184" calcext:value-type="float">
            <text:p>4597184</text:p>
          </table:table-cell>
          <table:table-cell table:formula="of:=ROUND([.B328]/[.A328])" office:value-type="float" office:value="82093" calcext:value-type="float">
            <text:p>820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812137" calcext:value-type="float">
            <text:p>6812137</text:p>
          </table:table-cell>
          <table:table-cell table:formula="of:=ROUND([.B329]/[.A329])" office:value-type="float" office:value="49008" calcext:value-type="float">
            <text:p>49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13978" calcext:value-type="float">
            <text:p>3213978</text:p>
          </table:table-cell>
          <table:table-cell table:formula="of:=ROUND([.B330]/[.A330])" office:value-type="float" office:value="89277" calcext:value-type="float">
            <text:p>892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63930" calcext:value-type="float">
            <text:p>6463930</text:p>
          </table:table-cell>
          <table:table-cell table:formula="of:=ROUND([.B331]/[.A331])" office:value-type="float" office:value="41974" calcext:value-type="float">
            <text:p>419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64703" calcext:value-type="float">
            <text:p>3264703</text:p>
          </table:table-cell>
          <table:table-cell table:formula="of:=ROUND([.B332]/[.A332])" office:value-type="float" office:value="75923" calcext:value-type="float">
            <text:p>75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7087" calcext:value-type="float">
            <text:p>1317087</text:p>
          </table:table-cell>
          <table:table-cell table:formula="of:=ROUND([.B333]/[.A333])" office:value-type="float" office:value="119735" calcext:value-type="float">
            <text:p>1197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63836" calcext:value-type="float">
            <text:p>1563836</text:p>
          </table:table-cell>
          <table:table-cell table:formula="of:=ROUND([.B334]/[.A334])" office:value-type="float" office:value="21133" calcext:value-type="float">
            <text:p>2113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7202393" calcext:value-type="float">
            <text:p>17202393</text:p>
          </table:table-cell>
          <table:table-cell table:formula="of:=ROUND([.B335]/[.A335])"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3690" calcext:value-type="float">
            <text:p>883690</text:p>
          </table:table-cell>
          <table:table-cell table:formula="of:=ROUND([.B336]/[.A336])" office:value-type="float" office:value="42080" calcext:value-type="float">
            <text:p>420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743" calcext:value-type="float">
            <text:p>990743</text:p>
          </table:table-cell>
          <table:table-cell table:formula="of:=ROUND([.B337]/[.A337])" office:value-type="float" office:value="22017" calcext:value-type="float">
            <text:p>220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894613" calcext:value-type="float">
            <text:p>13894613</text:p>
          </table:table-cell>
          <table:table-cell table:formula="of:=ROUND([.B338]/[.A338])" office:value-type="float" office:value="33889" calcext:value-type="float">
            <text:p>338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479537" calcext:value-type="float">
            <text:p>29479537</text:p>
          </table:table-cell>
          <table:table-cell table:formula="of:=ROUND([.B339]/[.A339])" office:value-type="float" office:value="640860" calcext:value-type="float">
            <text:p>6408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88186" calcext:value-type="float">
            <text:p>5188186</text:p>
          </table:table-cell>
          <table:table-cell table:formula="of:=ROUND([.B340]/[.A340])" office:value-type="float" office:value="73073" calcext:value-type="float">
            <text:p>730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15676" calcext:value-type="float">
            <text:p>2715676</text:p>
          </table:table-cell>
          <table:table-cell table:formula="of:=ROUND([.B341]/[.A341])" office:value-type="float" office:value="60348" calcext:value-type="float">
            <text:p>603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09831" calcext:value-type="float">
            <text:p>3409831</text:p>
          </table:table-cell>
          <table:table-cell table:formula="of:=ROUND([.B342]/[.A342])" office:value-type="float" office:value="46710" calcext:value-type="float">
            <text:p>467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58284" calcext:value-type="float">
            <text:p>6458284</text:p>
          </table:table-cell>
          <table:table-cell table:formula="of:=ROUND([.B343]/[.A343])" office:value-type="float" office:value="84977" calcext:value-type="float">
            <text:p>849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5823" calcext:value-type="float">
            <text:p>475823</text:p>
          </table:table-cell>
          <table:table-cell table:formula="of:=ROUND([.B344]/[.A344])" office:value-type="float" office:value="14419" calcext:value-type="float">
            <text:p>1441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557731" calcext:value-type="float">
            <text:p>8557731</text:p>
          </table:table-cell>
          <table:table-cell table:formula="of:=ROUND([.B345]/[.A345])" office:value-type="float" office:value="22760" calcext:value-type="float">
            <text:p>227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2611" calcext:value-type="float">
            <text:p>742611</text:p>
          </table:table-cell>
          <table:table-cell table:formula="of:=ROUND([.B346]/[.A346])" office:value-type="float" office:value="39085" calcext:value-type="float">
            <text:p>3908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122962" calcext:value-type="float">
            <text:p>14122962</text:p>
          </table:table-cell>
          <table:table-cell table:formula="of:=ROUND([.B347]/[.A347])" office:value-type="float" office:value="23421" calcext:value-type="float">
            <text:p>234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735310" calcext:value-type="float">
            <text:p>12735310</text:p>
          </table:table-cell>
          <table:table-cell table:formula="of:=ROUND([.B348]/[.A348])" office:value-type="float" office:value="25119" calcext:value-type="float">
            <text:p>251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05408" calcext:value-type="float">
            <text:p>3805408</text:p>
          </table:table-cell>
          <table:table-cell table:formula="of:=ROUND([.B349]/[.A349])" office:value-type="float" office:value="36242" calcext:value-type="float">
            <text:p>3624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281493" calcext:value-type="float">
            <text:p>9281493</text:p>
          </table:table-cell>
          <table:table-cell table:formula="of:=ROUND([.B350]/[.A350])" office:value-type="float" office:value="39328" calcext:value-type="float">
            <text:p>393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10429" calcext:value-type="float">
            <text:p>1110429</text:p>
          </table:table-cell>
          <table:table-cell table:formula="of:=ROUND([.B351]/[.A351])" office:value-type="float" office:value="26439" calcext:value-type="float">
            <text:p>264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5038" calcext:value-type="float">
            <text:p>675038</text:p>
          </table:table-cell>
          <table:table-cell table:formula="of:=ROUND([.B352]/[.A352])" office:value-type="float" office:value="30684" calcext:value-type="float">
            <text:p>306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5691" calcext:value-type="float">
            <text:p>765691</text:p>
          </table:table-cell>
          <table:table-cell table:formula="of:=ROUND([.B353]/[.A353])" office:value-type="float" office:value="25523" calcext:value-type="float">
            <text:p>255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7760" calcext:value-type="float">
            <text:p>997760</text:p>
          </table:table-cell>
          <table:table-cell table:formula="of:=ROUND([.B354]/[.A354])" office:value-type="float" office:value="23204" calcext:value-type="float">
            <text:p>2320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213137" calcext:value-type="float">
            <text:p>8213137</text:p>
          </table:table-cell>
          <table:table-cell table:formula="of:=ROUND([.B355]/[.A355])" office:value-type="float" office:value="25747" calcext:value-type="float">
            <text:p>257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3565" calcext:value-type="float">
            <text:p>1013565</text:p>
          </table:table-cell>
          <table:table-cell table:formula="of:=ROUND([.B356]/[.A356])" office:value-type="float" office:value="112618" calcext:value-type="float">
            <text:p>1126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3381" calcext:value-type="float">
            <text:p>1323381</text:p>
          </table:table-cell>
          <table:table-cell table:formula="of:=ROUND([.B357]/[.A357])" office:value-type="float" office:value="101799" calcext:value-type="float">
            <text:p>1017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2541" calcext:value-type="float">
            <text:p>1272541</text:p>
          </table:table-cell>
          <table:table-cell table:formula="of:=ROUND([.B358]/[.A358])" office:value-type="float" office:value="97888" calcext:value-type="float">
            <text:p>97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08593" calcext:value-type="float">
            <text:p>3408593</text:p>
          </table:table-cell>
          <table:table-cell table:formula="of:=ROUND([.B359]/[.A359])" office:value-type="float" office:value="126244" calcext:value-type="float">
            <text:p>1262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7639" calcext:value-type="float">
            <text:p>1477639</text:p>
          </table:table-cell>
          <table:table-cell table:formula="of:=ROUND([.B360]/[.A360])" office:value-type="float" office:value="54727" calcext:value-type="float">
            <text:p>54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55207" calcext:value-type="float">
            <text:p>2955207</text:p>
          </table:table-cell>
          <table:table-cell table:formula="of:=ROUND([.B361]/[.A361])" office:value-type="float" office:value="98507" calcext:value-type="float">
            <text:p>985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5775" calcext:value-type="float">
            <text:p>1675775</text:p>
          </table:table-cell>
          <table:table-cell table:formula="of:=ROUND([.B362]/[.A362])" office:value-type="float" office:value="104736" calcext:value-type="float">
            <text:p>1047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11885" calcext:value-type="float">
            <text:p>2311885</text:p>
          </table:table-cell>
          <table:table-cell table:formula="of:=ROUND([.B363]/[.A363])" office:value-type="float" office:value="144493" calcext:value-type="float">
            <text:p>1444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64586" calcext:value-type="float">
            <text:p>1164586</text:p>
          </table:table-cell>
          <table:table-cell table:formula="of:=ROUND([.B364]/[.A364])" office:value-type="float" office:value="50634" calcext:value-type="float">
            <text:p>506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5550" calcext:value-type="float">
            <text:p>1305550</text:p>
          </table:table-cell>
          <table:table-cell table:formula="of:=ROUND([.B365]/[.A365])" office:value-type="float" office:value="52222" calcext:value-type="float">
            <text:p>522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63272" calcext:value-type="float">
            <text:p>3963272</text:p>
          </table:table-cell>
          <table:table-cell table:formula="of:=ROUND([.B366]/[.A366])" office:value-type="float" office:value="22266" calcext:value-type="float">
            <text:p>222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33180" calcext:value-type="float">
            <text:p>1833180</text:p>
          </table:table-cell>
          <table:table-cell table:formula="of:=ROUND([.B367]/[.A367])" office:value-type="float" office:value="35253" calcext:value-type="float">
            <text:p>352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9444" calcext:value-type="float">
            <text:p>1319444</text:p>
          </table:table-cell>
          <table:table-cell table:formula="of:=ROUND([.B368]/[.A368])" office:value-type="float" office:value="21991" calcext:value-type="float">
            <text:p>21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3216" calcext:value-type="float">
            <text:p>353216</text:p>
          </table:table-cell>
          <table:table-cell table:formula="of:=ROUND([.B369]/[.A369])" office:value-type="float" office:value="58869" calcext:value-type="float">
            <text:p>588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5122" calcext:value-type="float">
            <text:p>555122</text:p>
          </table:table-cell>
          <table:table-cell table:formula="of:=ROUND([.B370]/[.A370])" office:value-type="float" office:value="61680" calcext:value-type="float">
            <text:p>616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8953" calcext:value-type="float">
            <text:p>778953</text:p>
          </table:table-cell>
          <table:table-cell table:formula="of:=ROUND([.B371]/[.A371])" office:value-type="float" office:value="37093" calcext:value-type="float">
            <text:p>370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9344" calcext:value-type="float">
            <text:p>849344</text:p>
          </table:table-cell>
          <table:table-cell table:formula="of:=ROUND([.B372]/[.A372])" office:value-type="float" office:value="36928" calcext:value-type="float">
            <text:p>369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58638" calcext:value-type="float">
            <text:p>1558638</text:p>
          </table:table-cell>
          <table:table-cell table:formula="of:=ROUND([.B373]/[.A373])" office:value-type="float" office:value="45842" calcext:value-type="float">
            <text:p>458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1081" calcext:value-type="float">
            <text:p>801081</text:p>
          </table:table-cell>
          <table:table-cell table:formula="of:=ROUND([.B374]/[.A374])" office:value-type="float" office:value="34830" calcext:value-type="float">
            <text:p>348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3465" calcext:value-type="float">
            <text:p>493465</text:p>
          </table:table-cell>
          <table:table-cell table:formula="of:=ROUND([.B375]/[.A375])" office:value-type="float" office:value="98693" calcext:value-type="float">
            <text:p>986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9372" calcext:value-type="float">
            <text:p>789372</text:p>
          </table:table-cell>
          <table:table-cell table:formula="of:=ROUND([.B376]/[.A376])" office:value-type="float" office:value="157874" calcext:value-type="float">
            <text:p>1578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2947" calcext:value-type="float">
            <text:p>462947</text:p>
          </table:table-cell>
          <table:table-cell table:formula="of:=ROUND([.B377]/[.A377])" office:value-type="float" office:value="92589" calcext:value-type="float">
            <text:p>925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0273" calcext:value-type="float">
            <text:p>1310273</text:p>
          </table:table-cell>
          <table:table-cell table:formula="of:=ROUND([.B378]/[.A378])" office:value-type="float" office:value="218379" calcext:value-type="float">
            <text:p>2183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54242" calcext:value-type="float">
            <text:p>1654242</text:p>
          </table:table-cell>
          <table:table-cell table:formula="of:=ROUND([.B379]/[.A379])" office:value-type="float" office:value="20174" calcext:value-type="float">
            <text:p>201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63432" calcext:value-type="float">
            <text:p>2363432</text:p>
          </table:table-cell>
          <table:table-cell table:formula="of:=ROUND([.B380]/[.A380])" office:value-type="float" office:value="40749" calcext:value-type="float">
            <text:p>40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1461" calcext:value-type="float">
            <text:p>471461</text:p>
          </table:table-cell>
          <table:table-cell table:formula="of:=ROUND([.B381]/[.A381])" office:value-type="float" office:value="29466" calcext:value-type="float">
            <text:p>294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49634" calcext:value-type="float">
            <text:p>3149634</text:p>
          </table:table-cell>
          <table:table-cell table:formula="of:=ROUND([.B382]/[.A382])" office:value-type="float" office:value="40380" calcext:value-type="float">
            <text:p>403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0332" calcext:value-type="float">
            <text:p>370332</text:p>
          </table:table-cell>
          <table:table-cell table:formula="of:=ROUND([.B383]/[.A383])" office:value-type="float" office:value="92583" calcext:value-type="float">
            <text:p>92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7903" calcext:value-type="float">
            <text:p>597903</text:p>
          </table:table-cell>
          <table:table-cell table:formula="of:=ROUND([.B384]/[.A384])" office:value-type="float" office:value="149476" calcext:value-type="float">
            <text:p>149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3351" calcext:value-type="float">
            <text:p>443351</text:p>
          </table:table-cell>
          <table:table-cell table:formula="of:=ROUND([.B385]/[.A385])" office:value-type="float" office:value="73892" calcext:value-type="float">
            <text:p>738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7204" calcext:value-type="float">
            <text:p>597204</text:p>
          </table:table-cell>
          <table:table-cell table:formula="of:=ROUND([.B386]/[.A386])" office:value-type="float" office:value="45939" calcext:value-type="float">
            <text:p>459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819104" calcext:value-type="float">
            <text:p>15819104</text:p>
          </table:table-cell>
          <table:table-cell table:formula="of:=ROUND([.B387]/[.A387])" office:value-type="float" office:value="39351" calcext:value-type="float">
            <text:p>393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69031" calcext:value-type="float">
            <text:p>3869031</text:p>
          </table:table-cell>
          <table:table-cell table:formula="of:=ROUND([.B388]/[.A388])" office:value-type="float" office:value="28036" calcext:value-type="float">
            <text:p>280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070336" calcext:value-type="float">
            <text:p>8070336</text:p>
          </table:table-cell>
          <table:table-cell table:formula="of:=ROUND([.B389]/[.A389])" office:value-type="float" office:value="51733" calcext:value-type="float">
            <text:p>517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319103" calcext:value-type="float">
            <text:p>11319103</text:p>
          </table:table-cell>
          <table:table-cell table:formula="of:=ROUND([.B390]/[.A390])" office:value-type="float" office:value="44389" calcext:value-type="float">
            <text:p>443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6154" calcext:value-type="float">
            <text:p>1336154</text:p>
          </table:table-cell>
          <table:table-cell table:formula="of:=ROUND([.B391]/[.A391])" office:value-type="float" office:value="43102" calcext:value-type="float">
            <text:p>4310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341510" calcext:value-type="float">
            <text:p>11341510</text:p>
          </table:table-cell>
          <table:table-cell table:formula="of:=ROUND([.B392]/[.A392])" office:value-type="float" office:value="29306" calcext:value-type="float">
            <text:p>2930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994415" calcext:value-type="float">
            <text:p>19994415</text:p>
          </table:table-cell>
          <table:table-cell table:formula="of:=ROUND([.B393]/[.A393])" office:value-type="float" office:value="27732" calcext:value-type="float">
            <text:p>2773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154153" calcext:value-type="float">
            <text:p>8154153</text:p>
          </table:table-cell>
          <table:table-cell table:formula="of:=ROUND([.B394]/[.A394])" office:value-type="float" office:value="27548" calcext:value-type="float">
            <text:p>2754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7545405" calcext:value-type="float">
            <text:p>17545405</text:p>
          </table:table-cell>
          <table:table-cell table:formula="of:=ROUND([.B395]/[.A395])" office:value-type="float" office:value="24268" calcext:value-type="float">
            <text:p>242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11730" calcext:value-type="float">
            <text:p>4011730</text:p>
          </table:table-cell>
          <table:table-cell table:formula="of:=ROUND([.B396]/[.A396])" office:value-type="float" office:value="28452" calcext:value-type="float">
            <text:p>2845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847681" calcext:value-type="float">
            <text:p>14847681</text:p>
          </table:table-cell>
          <table:table-cell table:formula="of:=ROUND([.B397]/[.A397])" office:value-type="float" office:value="40129" calcext:value-type="float">
            <text:p>401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322199" calcext:value-type="float">
            <text:p>18322199</text:p>
          </table:table-cell>
          <table:table-cell table:formula="of:=ROUND([.B398]/[.A398])" office:value-type="float" office:value="37165" calcext:value-type="float">
            <text:p>3716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1789716" calcext:value-type="float">
            <text:p>21789716</text:p>
          </table:table-cell>
          <table:table-cell table:formula="of:=ROUND([.B399]/[.A399])" office:value-type="float" office:value="52129" calcext:value-type="float">
            <text:p>52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2413" calcext:value-type="float">
            <text:p>492413</text:p>
          </table:table-cell>
          <table:table-cell table:formula="of:=ROUND([.B400]/[.A400])" office:value-type="float" office:value="54713" calcext:value-type="float">
            <text:p>547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7635" calcext:value-type="float">
            <text:p>867635</text:p>
          </table:table-cell>
          <table:table-cell table:formula="of:=ROUND([.B401]/[.A401])" office:value-type="float" office:value="43382" calcext:value-type="float">
            <text:p>433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16986" calcext:value-type="float">
            <text:p>1516986</text:p>
          </table:table-cell>
          <table:table-cell table:formula="of:=ROUND([.B402]/[.A402])" office:value-type="float" office:value="24468" calcext:value-type="float">
            <text:p>244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4933" calcext:value-type="float">
            <text:p>2344933</text:p>
          </table:table-cell>
          <table:table-cell table:formula="of:=ROUND([.B403]/[.A403])" office:value-type="float" office:value="180379" calcext:value-type="float">
            <text:p>18037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0600925" calcext:value-type="float">
            <text:p>40600925</text:p>
          </table:table-cell>
          <table:table-cell table:formula="of:=ROUND([.B404]/[.A404])" office:value-type="float" office:value="26228" calcext:value-type="float">
            <text:p>2622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9709302" calcext:value-type="float">
            <text:p>39709302</text:p>
          </table:table-cell>
          <table:table-cell table:formula="of:=ROUND([.B405]/[.A405])" office:value-type="float" office:value="44418" calcext:value-type="float">
            <text:p>444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693812" calcext:value-type="float">
            <text:p>3693812</text:p>
          </table:table-cell>
          <table:table-cell table:formula="of:=ROUND([.B406]/[.A406])" office:value-type="float" office:value="17845" calcext:value-type="float">
            <text:p>178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734382" calcext:value-type="float">
            <text:p>3734382</text:p>
          </table:table-cell>
          <table:table-cell table:formula="of:=ROUND([.B407]/[.A407])" office:value-type="float" office:value="20296" calcext:value-type="float">
            <text:p>202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776891" calcext:value-type="float">
            <text:p>5776891</text:p>
          </table:table-cell>
          <table:table-cell table:formula="of:=ROUND([.B408]/[.A408])" office:value-type="float" office:value="19192" calcext:value-type="float">
            <text:p>1919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848352" calcext:value-type="float">
            <text:p>5848352</text:p>
          </table:table-cell>
          <table:table-cell table:formula="of:=ROUND([.B409]/[.A409])" office:value-type="float" office:value="19301" calcext:value-type="float">
            <text:p>193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286484" calcext:value-type="float">
            <text:p>14286484</text:p>
          </table:table-cell>
          <table:table-cell table:formula="of:=ROUND([.B410]/[.A410])" office:value-type="float" office:value="148818" calcext:value-type="float">
            <text:p>148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8311" calcext:value-type="float">
            <text:p>568311</text:p>
          </table:table-cell>
          <table:table-cell table:formula="of:=ROUND([.B411]/[.A411])" office:value-type="float" office:value="189437" calcext:value-type="float">
            <text:p>189437</text:p>
          </table:table-cell>
        </table:table-row>
        <table:table-row table:style-name="ro1">
          <table:table-cell table:number-columns-repeated="2"/>
          <table:table-cell table:formula="of:=AVERAGE([.C1:.C411])" office:value-type="float" office:value="63827.0900243309" calcext:value-type="float">
            <text:p>63827,0900243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 style:data-style-name="N2" text:time-value="08:44:52.7752387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23:15.636109358</meta:creation-date>
    <dc:date>2017-03-17T08:45:35.659461160</dc:date>
    <meta:editing-duration>PT1M44S</meta:editing-duration>
    <meta:editing-cycles>3</meta:editing-cycles>
    <meta:generator>LibreOffice/5.2.2.2$Linux_X86_64 LibreOffice_project/20m0$Build-2</meta:generator>
    <meta:document-statistic meta:table-count="1" meta:cell-count="1234" meta:object-count="0"/>
  </office:meta>
</office:document-meta>
</file>